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C000000DCF3F405B2EFC8D998.png" manifest:media-type="image/png"/>
  <manifest:file-entry manifest:full-path="Pictures/10000201000001E1000001C71AF8463AE30212BF.png" manifest:media-type="image/png"/>
  <manifest:file-entry manifest:full-path="Pictures/100002010000038E0000017C9B8294ACF3A12C0F.png" manifest:media-type="image/png"/>
  <manifest:file-entry manifest:full-path="Pictures/100002010000038E0000017C8EB773FDE6FD65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20.76mm" style:rel-column-width="17005*"/>
    </style:style>
    <style:style style:name="Table23.C" style:family="table-column">
      <style:table-column-properties style:column-width="30.02mm" style:rel-column-width="24591*"/>
    </style:style>
    <style:style style:name="Table23.A1" style:family="table-cell">
      <style:table-cell-properties style:vertical-align="bottom" fo:padding="0.97mm" fo:border-left="0.05pt solid #000000" fo:border-right="0.05pt solid #000000" fo:border-top="0.05pt solid #000000" fo:border-bottom="none"/>
    </style:style>
    <style:style style:name="Table23.A2" style:family="table-cell">
      <style:table-cell-properties fo:padding="0.97mm" fo:border-left="0.05pt solid #000000" fo:border-right="0.05pt solid #000000" fo:border-top="none" fo:border-bottom="0.05pt solid #000000"/>
    </style:style>
    <style:style style:name="Table23.C2" style:family="table-cell">
      <style:table-cell-properties fo:padding="0.97mm" fo:border-left="0.05pt solid #000000" fo:border-right="0.05pt solid #000000" fo:border-top="none" fo:border-bottom="0.05pt solid #000000"/>
    </style:style>
    <style:style style:name="Table23.A3" style:family="table-cell">
      <style:table-cell-properties style:vertical-align="bottom" fo:padding="0.97mm" fo:border-left="0.05pt solid #000000" fo:border-right="none" fo:border-top="0.05pt solid #000000" fo:border-bottom="none"/>
    </style:style>
    <style:style style:name="Table23.C3" style:family="table-cell">
      <style:table-cell-properties fo:padding="0.97mm" fo:border-left="0.05pt solid #000000" fo:border-right="0.05pt solid #000000" fo:border-top="none" fo:border-bottom="0.05pt solid #000000"/>
    </style:style>
    <style:style style:name="Table23.A4" style:family="table-cell">
      <style:table-cell-properties fo:padding="0.97mm" fo:border-left="0.05pt solid #000000" fo:border-right="0.05pt solid #000000" fo:border-top="none" fo:border-bottom="0.05pt solid #000000"/>
    </style:style>
    <style:style style:name="Table23.A5" style:family="table-cell">
      <style:table-cell-properties style:vertical-align="middle" fo:padding="0.97mm" fo:border-left="0.05pt solid #000000" fo:border-right="none" fo:border-top="0.05pt solid #000000" fo:border-bottom="0.05pt solid #000000"/>
    </style:style>
    <style:style style:name="Table23.B5"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2320*"/>
    </style:style>
    <style:style style:name="Table24.B" style:family="table-column">
      <style:table-column-properties style:column-width="18.15mm" style:rel-column-width="1029*"/>
    </style:style>
    <style:style style:name="Table24.C" style:family="table-column">
      <style:table-column-properties style:column-width="20.94mm" style:rel-column-width="1187*"/>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834*"/>
    </style:style>
    <style:style style:name="Table29.B" style:family="table-column">
      <style:table-column-properties style:column-width="65.3mm" style:rel-column-width="3702*"/>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5e9fa1" officeooo:paragraph-rsid="008863c6" style:font-weight-asian="bold" style:font-weight-complex="bold"/>
    </style:style>
    <style:style style:name="P13" style:family="paragraph" style:parent-style-name="Text_20_body">
      <style:text-properties officeooo:paragraph-rsid="00b80466"/>
    </style:style>
    <style:style style:name="P14" style:family="paragraph" style:parent-style-name="Text_20_body">
      <style:text-properties officeooo:paragraph-rsid="00b97acc"/>
    </style:style>
    <style:style style:name="P15" style:family="paragraph" style:parent-style-name="Text_20_body">
      <style:text-properties officeooo:paragraph-rsid="004ac42d"/>
    </style:style>
    <style:style style:name="P16" style:family="paragraph" style:parent-style-name="Text_20_body">
      <style:text-properties officeooo:rsid="007c7a93" officeooo:paragraph-rsid="00bbc9da"/>
    </style:style>
    <style:style style:name="P17" style:family="paragraph" style:parent-style-name="Text_20_body">
      <style:text-properties officeooo:rsid="00bbe3c4" officeooo:paragraph-rsid="00bbe3c4"/>
    </style:style>
    <style:style style:name="P18" style:family="paragraph" style:parent-style-name="Text_20_body">
      <style:text-properties officeooo:paragraph-rsid="00dd58c2"/>
    </style:style>
    <style:style style:name="P19" style:family="paragraph" style:parent-style-name="Text_20_body">
      <style:text-properties officeooo:rsid="00f3a62c" officeooo:paragraph-rsid="00f3a62c"/>
    </style:style>
    <style:style style:name="P20" style:family="paragraph" style:parent-style-name="Text_20_body">
      <style:text-properties officeooo:paragraph-rsid="01067487"/>
    </style:style>
    <style:style style:name="P21" style:family="paragraph" style:parent-style-name="Text_20_body">
      <style:text-properties officeooo:rsid="011e572e" officeooo:paragraph-rsid="011e572e"/>
    </style:style>
    <style:style style:name="P22" style:family="paragraph" style:parent-style-name="Text_20_body">
      <style:text-properties officeooo:paragraph-rsid="011e572e"/>
    </style:style>
    <style:style style:name="P23" style:family="paragraph" style:parent-style-name="Text_20_body">
      <style:text-properties officeooo:paragraph-rsid="012380c7"/>
    </style:style>
    <style:style style:name="P24" style:family="paragraph" style:parent-style-name="Text_20_body">
      <style:text-properties officeooo:paragraph-rsid="01253411"/>
    </style:style>
    <style:style style:name="P25" style:family="paragraph" style:parent-style-name="Text_20_body">
      <style:text-properties officeooo:rsid="0085d673" officeooo:paragraph-rsid="0129b224"/>
    </style:style>
    <style:style style:name="P26"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7" style:family="paragraph" style:parent-style-name="Text_20_body">
      <style:text-properties officeooo:paragraph-rsid="0129b224"/>
    </style:style>
    <style:style style:name="P28" style:family="paragraph" style:parent-style-name="Text_20_body">
      <style:text-properties officeooo:rsid="0140126b" officeooo:paragraph-rsid="0140126b"/>
    </style:style>
    <style:style style:name="P29" style:family="paragraph" style:parent-style-name="Text_20_body">
      <style:text-properties officeooo:paragraph-rsid="0140126b"/>
    </style:style>
    <style:style style:name="P30" style:family="paragraph" style:parent-style-name="Text_20_body">
      <style:text-properties officeooo:paragraph-rsid="0143ed3b"/>
    </style:style>
    <style:style style:name="P31" style:family="paragraph" style:parent-style-name="Text_20_body">
      <style:text-properties officeooo:paragraph-rsid="014b52a2"/>
    </style:style>
    <style:style style:name="P32" style:family="paragraph" style:parent-style-name="Preformatted_20_Text">
      <style:paragraph-properties fo:text-align="center" style:justify-single-word="false"/>
    </style:style>
    <style:style style:name="P33" style:family="paragraph" style:parent-style-name="Preformatted_20_Text">
      <style:text-properties fo:font-weight="bold" style:font-weight-asian="bold" style:font-weight-complex="bold"/>
    </style:style>
    <style:style style:name="P34" style:family="paragraph" style:parent-style-name="Preformatted_20_Text">
      <style:paragraph-properties fo:text-align="center" style:justify-single-word="false"/>
      <style:text-properties fo:font-weight="bold" style:font-weight-asian="bold" style:font-weight-complex="bold"/>
    </style:style>
    <style:style style:name="P35" style:family="paragraph" style:parent-style-name="Preformatted_20_Text">
      <style:text-properties fo:font-weight="bold" officeooo:rsid="005e9fa1" officeooo:paragraph-rsid="005e9fa1" style:font-weight-asian="bold" style:font-weight-complex="bold"/>
    </style:style>
    <style:style style:name="P36" style:family="paragraph" style:parent-style-name="Preformatted_20_Text">
      <style:text-properties fo:font-weight="bold" officeooo:paragraph-rsid="00e0959c" style:font-weight-asian="bold" style:font-weight-complex="bold"/>
    </style:style>
    <style:style style:name="P37"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38" style:family="paragraph" style:parent-style-name="Preformatted_20_Text">
      <style:text-properties fo:font-weight="bold" officeooo:rsid="00ee66f1" officeooo:paragraph-rsid="0127f967" style:font-weight-asian="bold" style:font-weight-complex="bold"/>
    </style:style>
    <style:style style:name="P39" style:family="paragraph" style:parent-style-name="Preformatted_20_Text">
      <style:text-properties fo:font-weight="bold" officeooo:paragraph-rsid="0129b224" style:font-weight-asian="bold" style:font-weight-complex="bold"/>
    </style:style>
    <style:style style:name="P40" style:family="paragraph" style:parent-style-name="Preformatted_20_Text">
      <style:text-properties officeooo:paragraph-rsid="0031a8a0"/>
    </style:style>
    <style:style style:name="P41" style:family="paragraph" style:parent-style-name="Preformatted_20_Text">
      <style:text-properties officeooo:paragraph-rsid="003a851a"/>
    </style:style>
    <style:style style:name="P42" style:family="paragraph" style:parent-style-name="Preformatted_20_Text">
      <style:text-properties officeooo:rsid="0077f5ce" officeooo:paragraph-rsid="0077f5ce"/>
    </style:style>
    <style:style style:name="P43" style:family="paragraph" style:parent-style-name="Preformatted_20_Text">
      <style:paragraph-properties>
        <style:tab-stops>
          <style:tab-stop style:position="19.09mm"/>
        </style:tab-stops>
      </style:paragraph-properties>
      <style:text-properties officeooo:rsid="0077f5ce" officeooo:paragraph-rsid="0077f5ce"/>
    </style:style>
    <style:style style:name="P44" style:family="paragraph" style:parent-style-name="Preformatted_20_Text">
      <style:text-properties officeooo:rsid="008d67d1" officeooo:paragraph-rsid="008d67d1"/>
    </style:style>
    <style:style style:name="P45" style:family="paragraph" style:parent-style-name="Preformatted_20_Text">
      <style:text-properties officeooo:rsid="008e29da" officeooo:paragraph-rsid="008e29da"/>
    </style:style>
    <style:style style:name="P46" style:family="paragraph" style:parent-style-name="Preformatted_20_Text">
      <style:text-properties officeooo:paragraph-rsid="009bef08"/>
    </style:style>
    <style:style style:name="P47" style:family="paragraph" style:parent-style-name="Preformatted_20_Text">
      <style:text-properties officeooo:rsid="007a078e" officeooo:paragraph-rsid="007a078e"/>
    </style:style>
    <style:style style:name="P48"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9"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0"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1"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2" style:family="paragraph" style:parent-style-name="Preformatted_20_Text">
      <style:text-properties officeooo:paragraph-rsid="00b80466"/>
    </style:style>
    <style:style style:name="P53" style:family="paragraph" style:parent-style-name="Preformatted_20_Text">
      <style:text-properties officeooo:paragraph-rsid="00b97acc"/>
    </style:style>
    <style:style style:name="P54" style:family="paragraph" style:parent-style-name="Preformatted_20_Text">
      <style:text-properties officeooo:paragraph-rsid="004ac42d"/>
    </style:style>
    <style:style style:name="P55"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6"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7"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8" style:family="paragraph" style:parent-style-name="Preformatted_20_Text">
      <style:text-properties officeooo:rsid="00bde005" officeooo:paragraph-rsid="00bde005"/>
    </style:style>
    <style:style style:name="P59" style:family="paragraph" style:parent-style-name="Preformatted_20_Text">
      <style:text-properties officeooo:paragraph-rsid="00be9911"/>
    </style:style>
    <style:style style:name="P60" style:family="paragraph" style:parent-style-name="Preformatted_20_Text">
      <style:text-properties officeooo:paragraph-rsid="00c4b5b7"/>
    </style:style>
    <style:style style:name="P61" style:family="paragraph" style:parent-style-name="Preformatted_20_Text">
      <style:text-properties officeooo:rsid="00d7510d" officeooo:paragraph-rsid="00d7510d"/>
    </style:style>
    <style:style style:name="P62" style:family="paragraph" style:parent-style-name="Preformatted_20_Text">
      <style:text-properties officeooo:rsid="00dfeecf" officeooo:paragraph-rsid="00b97acc"/>
    </style:style>
    <style:style style:name="P63" style:family="paragraph" style:parent-style-name="Preformatted_20_Text">
      <style:text-properties officeooo:rsid="00dfeecf" officeooo:paragraph-rsid="00dfeecf"/>
    </style:style>
    <style:style style:name="P64" style:family="paragraph" style:parent-style-name="Preformatted_20_Text">
      <style:paragraph-properties fo:text-align="start" style:justify-single-word="false"/>
    </style:style>
    <style:style style:name="P65" style:family="paragraph" style:parent-style-name="Preformatted_20_Text">
      <style:paragraph-properties fo:text-align="start" style:justify-single-word="false"/>
      <style:text-properties officeooo:paragraph-rsid="00e0959c"/>
    </style:style>
    <style:style style:name="P66" style:family="paragraph" style:parent-style-name="Preformatted_20_Text">
      <style:paragraph-properties fo:text-align="start" style:justify-single-word="false"/>
      <style:text-properties officeooo:paragraph-rsid="012919c6"/>
    </style:style>
    <style:style style:name="P67" style:family="paragraph" style:parent-style-name="Preformatted_20_Text">
      <style:text-properties officeooo:paragraph-rsid="00e0959c"/>
    </style:style>
    <style:style style:name="P68" style:family="paragraph" style:parent-style-name="Preformatted_20_Text">
      <style:paragraph-properties fo:text-align="end" style:justify-single-word="false"/>
    </style:style>
    <style:style style:name="P69" style:family="paragraph" style:parent-style-name="Preformatted_20_Text">
      <style:paragraph-properties fo:text-align="end" style:justify-single-word="false"/>
      <style:text-properties officeooo:paragraph-rsid="012919c6"/>
    </style:style>
    <style:style style:name="P70" style:family="paragraph" style:parent-style-name="Preformatted_20_Text">
      <style:text-properties officeooo:paragraph-rsid="01022eec"/>
    </style:style>
    <style:style style:name="P71" style:family="paragraph" style:parent-style-name="Preformatted_20_Text">
      <style:paragraph-properties>
        <style:tab-stops>
          <style:tab-stop style:position="10.02mm"/>
        </style:tab-stops>
      </style:paragraph-properties>
      <style:text-properties officeooo:paragraph-rsid="01067487"/>
    </style:style>
    <style:style style:name="P72"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3"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4" style:family="paragraph" style:parent-style-name="Preformatted_20_Text">
      <style:text-properties officeooo:paragraph-rsid="01067487"/>
    </style:style>
    <style:style style:name="P75" style:family="paragraph" style:parent-style-name="Preformatted_20_Text">
      <style:paragraph-properties fo:text-align="start" style:justify-single-word="false"/>
      <style:text-properties officeooo:paragraph-rsid="00a1b26c" style:text-scale="98%"/>
    </style:style>
    <style:style style:name="P76" style:family="paragraph" style:parent-style-name="Preformatted_20_Text">
      <style:text-properties officeooo:paragraph-rsid="0118ac59"/>
    </style:style>
    <style:style style:name="P77" style:family="paragraph" style:parent-style-name="Preformatted_20_Text">
      <style:text-properties officeooo:rsid="011e572e" officeooo:paragraph-rsid="0121ae2f"/>
    </style:style>
    <style:style style:name="P78" style:family="paragraph" style:parent-style-name="Preformatted_20_Text">
      <style:text-properties officeooo:rsid="00fba2e6" officeooo:paragraph-rsid="0127f967"/>
    </style:style>
    <style:style style:name="P79" style:family="paragraph" style:parent-style-name="Preformatted_20_Text">
      <style:text-properties officeooo:paragraph-rsid="0127f967"/>
    </style:style>
    <style:style style:name="P80" style:family="paragraph" style:parent-style-name="Preformatted_20_Text">
      <style:text-properties officeooo:paragraph-rsid="012919c6"/>
    </style:style>
    <style:style style:name="P81" style:family="paragraph" style:parent-style-name="Preformatted_20_Text">
      <style:text-properties officeooo:paragraph-rsid="0129b224"/>
    </style:style>
    <style:style style:name="P82" style:family="paragraph" style:parent-style-name="Preformatted_20_Text">
      <style:text-properties officeooo:rsid="013777eb" officeooo:paragraph-rsid="013777eb"/>
    </style:style>
    <style:style style:name="P83" style:family="paragraph" style:parent-style-name="Preformatted_20_Text">
      <style:text-properties fo:font-weight="normal" officeooo:paragraph-rsid="00c4b5b7" style:font-weight-asian="normal" style:font-weight-complex="normal"/>
    </style:style>
    <style:style style:name="P84" style:family="paragraph" style:parent-style-name="Preformatted_20_Text">
      <style:text-properties officeooo:paragraph-rsid="01394b6b"/>
    </style:style>
    <style:style style:name="P85" style:family="paragraph" style:parent-style-name="Preformatted_20_Text">
      <style:text-properties officeooo:paragraph-rsid="0140126b"/>
    </style:style>
    <style:style style:name="P86" style:family="paragraph" style:parent-style-name="Preformatted_20_Text">
      <style:paragraph-properties fo:margin-top="0mm" fo:margin-bottom="4.99mm" loext:contextual-spacing="false"/>
      <style:text-properties officeooo:paragraph-rsid="004ac42d"/>
    </style:style>
    <style:style style:name="P87" style:family="paragraph" style:parent-style-name="Standard">
      <style:text-properties officeooo:paragraph-rsid="0032a7af"/>
    </style:style>
    <style:style style:name="P88" style:family="paragraph" style:parent-style-name="Standard">
      <style:text-properties officeooo:paragraph-rsid="003ce109"/>
    </style:style>
    <style:style style:name="P89" style:family="paragraph" style:parent-style-name="Standard">
      <style:text-properties officeooo:paragraph-rsid="0040f5ff"/>
    </style:style>
    <style:style style:name="P90" style:family="paragraph" style:parent-style-name="Standard">
      <style:text-properties officeooo:paragraph-rsid="004b0887"/>
    </style:style>
    <style:style style:name="P91" style:family="paragraph" style:parent-style-name="Standard">
      <style:paragraph-properties fo:text-align="end" style:justify-single-word="false"/>
      <style:text-properties officeooo:paragraph-rsid="004b0887"/>
    </style:style>
    <style:style style:name="P92" style:family="paragraph" style:parent-style-name="Standard">
      <style:paragraph-properties fo:text-align="end" style:justify-single-word="false"/>
      <style:text-properties officeooo:paragraph-rsid="013b2689"/>
    </style:style>
    <style:style style:name="P93" style:family="paragraph" style:parent-style-name="Standard">
      <style:paragraph-properties fo:text-align="center" style:justify-single-word="false"/>
      <style:text-properties officeooo:paragraph-rsid="004b0887"/>
    </style:style>
    <style:style style:name="P94" style:family="paragraph" style:parent-style-name="Standard">
      <style:paragraph-properties fo:text-align="center" style:justify-single-word="false"/>
      <style:text-properties officeooo:paragraph-rsid="01067487"/>
    </style:style>
    <style:style style:name="P95" style:family="paragraph" style:parent-style-name="Standard">
      <style:text-properties officeooo:paragraph-rsid="009bef08"/>
    </style:style>
    <style:style style:name="P96" style:family="paragraph" style:parent-style-name="Standard">
      <style:text-properties fo:font-weight="normal" officeooo:rsid="00a1b26c" officeooo:paragraph-rsid="00a1b26c" style:font-weight-asian="normal" style:font-weight-complex="normal"/>
    </style:style>
    <style:style style:name="P97" style:family="paragraph" style:parent-style-name="Standard">
      <style:paragraph-properties fo:text-align="start" style:justify-single-word="false"/>
      <style:text-properties fo:font-weight="normal" style:font-weight-asian="normal" style:font-weight-complex="normal"/>
    </style:style>
    <style:style style:name="P98" style:family="paragraph" style:parent-style-name="Standard">
      <style:text-properties fo:font-weight="normal" officeooo:rsid="00a1b26c" officeooo:paragraph-rsid="00a1b26c" style:font-size-asian="10.5pt" style:font-weight-asian="normal" style:font-weight-complex="normal" style:text-scale="98%"/>
    </style:style>
    <style:style style:name="P99" style:family="paragraph" style:parent-style-name="Standard">
      <style:text-properties officeooo:rsid="00a57f36" officeooo:paragraph-rsid="00a57f36"/>
    </style:style>
    <style:style style:name="P100" style:family="paragraph" style:parent-style-name="Standard">
      <style:text-properties officeooo:rsid="00a1b26c" officeooo:paragraph-rsid="00a1b26c"/>
    </style:style>
    <style:style style:name="P101" style:family="paragraph" style:parent-style-name="Standard">
      <style:text-properties officeooo:paragraph-rsid="00b80466"/>
    </style:style>
    <style:style style:name="P102" style:family="paragraph" style:parent-style-name="Standard">
      <style:text-properties officeooo:paragraph-rsid="00bbc9da"/>
    </style:style>
    <style:style style:name="P103" style:family="paragraph" style:parent-style-name="Standard">
      <style:text-properties officeooo:paragraph-rsid="00bfe477"/>
    </style:style>
    <style:style style:name="P104" style:family="paragraph" style:parent-style-name="Standard">
      <style:text-properties fo:font-weight="bold" officeooo:paragraph-rsid="00cefb14" style:font-weight-asian="bold" style:font-weight-complex="bold"/>
    </style:style>
    <style:style style:name="P105" style:family="paragraph" style:parent-style-name="Standard">
      <style:text-properties officeooo:paragraph-rsid="00cefb14"/>
    </style:style>
    <style:style style:name="P106" style:family="paragraph" style:parent-style-name="Standard">
      <style:text-properties officeooo:paragraph-rsid="00e0959c"/>
    </style:style>
    <style:style style:name="P107" style:family="paragraph" style:parent-style-name="Standard">
      <style:text-properties officeooo:paragraph-rsid="00e0e515"/>
    </style:style>
    <style:style style:name="P108" style:family="paragraph" style:parent-style-name="Standard">
      <style:text-properties officeooo:paragraph-rsid="0055eed5"/>
    </style:style>
    <style:style style:name="P109" style:family="paragraph" style:parent-style-name="Standard">
      <style:text-properties officeooo:paragraph-rsid="01067487"/>
    </style:style>
    <style:style style:name="P110" style:family="paragraph" style:parent-style-name="Standard">
      <style:text-properties officeooo:rsid="00fd2ae9" officeooo:paragraph-rsid="0127f967"/>
    </style:style>
    <style:style style:name="P111" style:family="paragraph" style:parent-style-name="Standard">
      <style:text-properties officeooo:paragraph-rsid="0127f967"/>
    </style:style>
    <style:style style:name="P112" style:family="paragraph" style:parent-style-name="Standard">
      <style:text-properties officeooo:rsid="00ee66f1" officeooo:paragraph-rsid="012919c6" style:text-scale="98%"/>
    </style:style>
    <style:style style:name="P113" style:family="paragraph" style:parent-style-name="Standard">
      <style:paragraph-properties fo:text-align="start" style:justify-single-word="false"/>
      <style:text-properties officeooo:paragraph-rsid="012919c6"/>
    </style:style>
    <style:style style:name="P114" style:family="paragraph" style:parent-style-name="Standard">
      <style:text-properties fo:font-style="normal" officeooo:rsid="006120de" officeooo:paragraph-rsid="0129b224" style:font-style-asian="normal" style:font-style-complex="normal"/>
    </style:style>
    <style:style style:name="P115" style:family="paragraph" style:parent-style-name="Standard">
      <style:text-properties officeooo:paragraph-rsid="0129b224"/>
    </style:style>
    <style:style style:name="P116" style:family="paragraph" style:parent-style-name="Standard">
      <style:text-properties officeooo:paragraph-rsid="00b97acc"/>
    </style:style>
    <style:style style:name="P117" style:family="paragraph" style:parent-style-name="Standard">
      <style:text-properties officeooo:paragraph-rsid="014853c8"/>
    </style:style>
    <style:style style:name="P118"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19"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20"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21" style:family="paragraph" style:parent-style-name="Text_20_body">
      <style:paragraph-properties fo:margin-top="0mm" fo:margin-bottom="0mm" loext:contextual-spacing="false"/>
      <style:text-properties officeooo:paragraph-rsid="00b97acc"/>
    </style:style>
    <style:style style:name="P122" style:family="paragraph" style:parent-style-name="Text_20_body">
      <style:paragraph-properties fo:margin-top="0mm" fo:margin-bottom="0mm" loext:contextual-spacing="false" fo:text-align="end" style:justify-single-word="false"/>
      <style:text-properties officeooo:paragraph-rsid="012919c6"/>
    </style:style>
    <style:style style:name="P123" style:family="paragraph" style:parent-style-name="Text_20_body">
      <style:paragraph-properties fo:margin-top="0mm" fo:margin-bottom="0mm" loext:contextual-spacing="false"/>
      <style:text-properties officeooo:paragraph-rsid="012919c6"/>
    </style:style>
    <style:style style:name="P124" style:family="paragraph" style:parent-style-name="Text_20_body">
      <style:paragraph-properties fo:margin-top="0mm" fo:margin-bottom="0mm" loext:contextual-spacing="false" fo:text-align="start" style:justify-single-word="false"/>
      <style:text-properties officeooo:paragraph-rsid="012919c6"/>
    </style:style>
    <style:style style:name="P125"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26"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27"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28" style:family="paragraph" style:parent-style-name="Title">
      <style:text-properties fo:font-size="28pt" fo:font-weight="bold" officeooo:paragraph-rsid="00802333" style:font-weight-asian="bold" style:font-weight-complex="bold"/>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text-properties officeooo:paragraph-rsid="002b84ea"/>
    </style:style>
    <style:style style:name="P131" style:family="paragraph" style:parent-style-name="Table_20_Contents">
      <style:paragraph-properties fo:text-align="center" style:justify-single-word="false"/>
      <style:text-properties officeooo:rsid="002d4ca3" officeooo:paragraph-rsid="002d4ca3"/>
    </style:style>
    <style:style style:name="P132" style:family="paragraph" style:parent-style-name="Table_20_Contents">
      <style:paragraph-properties fo:text-align="center" style:justify-single-word="false"/>
      <style:text-properties officeooo:rsid="002b0e1e" officeooo:paragraph-rsid="002b0e1e"/>
    </style:style>
    <style:style style:name="P133"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34"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35"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36" style:family="paragraph" style:parent-style-name="Table_20_Contents">
      <style:paragraph-properties fo:text-align="center" style:justify-single-word="false"/>
      <style:text-properties fo:font-size="14pt" officeooo:rsid="002b0e1e"/>
    </style:style>
    <style:style style:name="P137" style:family="paragraph" style:parent-style-name="Table_20_Contents">
      <style:paragraph-properties fo:text-align="center" style:justify-single-word="false"/>
      <style:text-properties fo:font-size="14pt" officeooo:rsid="002b0e1e" officeooo:paragraph-rsid="002b0e1e"/>
    </style:style>
    <style:style style:name="P138" style:family="paragraph" style:parent-style-name="Table_20_Contents">
      <style:paragraph-properties fo:text-align="center" style:justify-single-word="false"/>
      <style:text-properties fo:color="#ffffff" fo:font-size="14pt" officeooo:rsid="002b0e1e" officeooo:paragraph-rsid="002b0e1e"/>
    </style:style>
    <style:style style:name="P139" style:family="paragraph" style:parent-style-name="Preformatted_20_Text">
      <style:paragraph-properties fo:break-before="column"/>
    </style:style>
    <style:style style:name="P140" style:family="paragraph" style:parent-style-name="Contents_20_3">
      <style:paragraph-properties>
        <style:tab-stops>
          <style:tab-stop style:position="166mm" style:type="right" style:leader-style="dotted" style:leader-text="."/>
        </style:tab-stops>
      </style:paragraph-properties>
    </style:style>
    <style:style style:name="P141" style:family="paragraph" style:parent-style-name="Contents_20_2">
      <style:paragraph-properties>
        <style:tab-stops>
          <style:tab-stop style:position="168.01mm" style:type="right" style:leader-style="dotted" style:leader-text="."/>
        </style:tab-stops>
      </style:paragraph-properties>
    </style:style>
    <style:style style:name="P142" style:family="paragraph" style:parent-style-name="Contents_20_1">
      <style:paragraph-properties>
        <style:tab-stops>
          <style:tab-stop style:position="170mm" style:type="right" style:leader-style="dotted" style:leader-text="."/>
        </style:tab-stops>
      </style:paragraph-properties>
    </style:style>
    <style:style style:name="P143" style:family="paragraph" style:parent-style-name="Standard">
      <style:text-properties officeooo:rsid="014d0288" officeooo:paragraph-rsid="014d0288"/>
    </style:style>
    <style:style style:name="P144" style:family="paragraph" style:parent-style-name="Standard">
      <style:paragraph-properties fo:break-before="column"/>
    </style:style>
    <style:style style:name="P145" style:family="paragraph" style:parent-style-name="Text_20_body" style:list-style-name="">
      <style:text-properties officeooo:rsid="0133158b" officeooo:paragraph-rsid="0133158b"/>
    </style:style>
    <style:style style:name="P146" style:family="paragraph" style:parent-style-name="Text_20_body">
      <style:text-properties fo:font-weight="normal" officeooo:paragraph-rsid="0143ed3b" style:font-weight-asian="normal" style:font-weight-complex="normal"/>
    </style:style>
    <style:style style:name="P147" style:family="paragraph" style:parent-style-name="Heading_20_2">
      <style:text-properties style:font-name="Liberation Mono"/>
    </style:style>
    <style:style style:name="P148" style:family="paragraph" style:parent-style-name="Heading_20_2">
      <style:text-properties officeooo:paragraph-rsid="0031a8a0"/>
    </style:style>
    <style:style style:name="P149" style:family="paragraph" style:parent-style-name="Heading_20_2">
      <style:text-properties officeooo:rsid="00e61563" officeooo:paragraph-rsid="00e61563"/>
    </style:style>
    <style:style style:name="P150" style:family="paragraph" style:parent-style-name="Heading_20_2">
      <style:text-properties officeooo:paragraph-rsid="00b80466"/>
    </style:style>
    <style:style style:name="P151" style:family="paragraph" style:parent-style-name="Heading_20_2">
      <style:text-properties fo:font-weight="bold" officeooo:rsid="010c7c7a" officeooo:paragraph-rsid="0129b224" style:font-weight-asian="bold" style:font-weight-complex="bold"/>
    </style:style>
    <style:style style:name="P152" style:family="paragraph" style:parent-style-name="Heading_20_2">
      <style:text-properties officeooo:paragraph-rsid="0129b224"/>
    </style:style>
    <style:style style:name="P153" style:family="paragraph" style:parent-style-name="Heading_20_2">
      <style:text-properties officeooo:rsid="00f2004d" officeooo:paragraph-rsid="0129b224"/>
    </style:style>
    <style:style style:name="P154" style:family="paragraph" style:parent-style-name="Heading_20_2">
      <style:text-properties officeooo:rsid="014b52a2" officeooo:paragraph-rsid="014b52a2"/>
    </style:style>
    <style:style style:name="P155" style:family="paragraph" style:parent-style-name="Heading_20_2">
      <style:text-properties officeooo:paragraph-rsid="0127f967"/>
    </style:style>
    <style:style style:name="P156"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57" style:family="paragraph" style:parent-style-name="Heading_20_2">
      <style:paragraph-properties fo:break-before="column"/>
      <style:text-properties officeooo:paragraph-rsid="0129b224"/>
    </style:style>
    <style:style style:name="P158" style:family="paragraph" style:parent-style-name="Heading_20_2">
      <style:paragraph-properties fo:break-before="column"/>
      <style:text-properties officeooo:rsid="0140126b" officeooo:paragraph-rsid="01457fbb"/>
    </style:style>
    <style:style style:name="P159" style:family="paragraph" style:parent-style-name="Heading_20_3">
      <style:text-properties officeooo:paragraph-rsid="00b80466"/>
    </style:style>
    <style:style style:name="P160" style:family="paragraph" style:parent-style-name="Heading_20_3">
      <style:text-properties officeooo:paragraph-rsid="00b97acc"/>
    </style:style>
    <style:style style:name="P161" style:family="paragraph" style:parent-style-name="Heading_20_3">
      <style:text-properties officeooo:paragraph-rsid="004ac42d"/>
    </style:style>
    <style:style style:name="P162" style:family="paragraph" style:parent-style-name="Heading_20_3">
      <style:text-properties style:font-name="Liberation Mono" fo:font-size="14.1000003814697pt" style:font-size-asian="14.1000003814697pt" style:font-size-complex="14.1000003814697pt"/>
    </style:style>
    <style:style style:name="P163" style:family="paragraph" style:parent-style-name="Heading_20_3">
      <style:text-properties officeooo:rsid="013777eb" officeooo:paragraph-rsid="013777eb"/>
    </style:style>
    <style:style style:name="P164" style:family="paragraph" style:parent-style-name="Heading_20_1" style:list-style-name=""/>
    <style:style style:name="P165" style:family="paragraph" style:parent-style-name="Heading_20_1" style:list-style-name="">
      <style:text-properties officeooo:paragraph-rsid="01055dbb"/>
    </style:style>
    <style:style style:name="P166" style:family="paragraph" style:parent-style-name="Heading_20_1" style:list-style-name="">
      <style:text-properties officeooo:paragraph-rsid="0133158b"/>
    </style:style>
    <style:style style:name="P167" style:family="paragraph" style:parent-style-name="Heading_20_1" style:list-style-name="">
      <style:text-properties officeooo:paragraph-rsid="00fd2ae9"/>
    </style:style>
    <style:style style:name="P168"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69"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70" style:family="paragraph" style:parent-style-name="Heading_20_1" style:list-style-name="">
      <style:text-properties officeooo:rsid="011e572e" officeooo:paragraph-rsid="011e572e"/>
    </style:style>
    <style:style style:name="P171" style:family="paragraph" style:parent-style-name="Heading_20_1" style:list-style-name="">
      <style:text-properties officeooo:rsid="00d7510d" officeooo:paragraph-rsid="00d7510d"/>
    </style:style>
    <style:style style:name="P172" style:family="paragraph" style:parent-style-name="Heading_20_1">
      <style:text-properties officeooo:rsid="00dd58c2" officeooo:paragraph-rsid="00dd58c2"/>
    </style:style>
    <style:style style:name="P173" style:family="paragraph" style:parent-style-name="Heading_20_1">
      <style:text-properties officeooo:paragraph-rsid="004ac42d"/>
    </style:style>
    <style:style style:name="P174" style:family="paragraph" style:parent-style-name="Heading_20_1">
      <style:text-properties officeooo:paragraph-rsid="00c72836"/>
    </style:style>
    <style:style style:name="P175" style:family="paragraph" style:parent-style-name="Heading_20_1">
      <style:text-properties officeooo:rsid="0077f5ce" officeooo:paragraph-rsid="0077f5ce"/>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officeooo:paragraph-rsid="01055dbb"/>
    </style:style>
    <style:style style:name="P178" style:family="paragraph" style:parent-style-name="Heading_20_1">
      <style:paragraph-properties fo:break-before="page"/>
      <style:text-properties officeooo:rsid="00f8d2b2" officeooo:paragraph-rsid="0127f967"/>
    </style:style>
    <style:style style:name="P179" style:family="paragraph" style:parent-style-name="Heading_20_1" style:list-style-name="">
      <style:paragraph-properties fo:break-before="page"/>
      <style:text-properties officeooo:rsid="0133158b" officeooo:paragraph-rsid="0133158b"/>
    </style:style>
    <style:style style:name="P180" style:family="paragraph" style:parent-style-name="Heading_20_1">
      <style:paragraph-properties fo:break-before="page"/>
      <style:text-properties officeooo:paragraph-rsid="00b2d97e"/>
    </style:style>
    <style:style style:name="P181" style:family="paragraph" style:parent-style-name="Heading_20_1">
      <style:paragraph-properties fo:break-before="page"/>
      <style:text-properties officeooo:paragraph-rsid="00fd2ae9"/>
    </style:style>
    <style:style style:name="P182" style:family="paragraph" style:parent-style-name="Heading_20_1">
      <style:paragraph-properties fo:break-before="column"/>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83" style:family="paragraph" style:parent-style-name="Heading_20_1" style:list-style-name="">
      <style:paragraph-properties fo:break-before="column"/>
      <style:text-properties officeooo:paragraph-rsid="0133158b"/>
    </style:style>
    <style:style style:name="P184" style:family="paragraph" style:parent-style-name="Preformatted_20_Text">
      <style:text-properties fo:font-weight="bold" officeooo:paragraph-rsid="0143ed3b" style:font-weight-asian="bold" style:font-weight-complex="bold"/>
    </style:style>
    <style:style style:name="P185" style:family="paragraph" style:parent-style-name="Preformatted_20_Text">
      <style:text-properties fo:font-weight="bold" officeooo:paragraph-rsid="014d0288" style:font-weight-asian="bold" style:font-weight-complex="bold"/>
    </style:style>
    <style:style style:name="P186" style:family="paragraph" style:parent-style-name="Preformatted_20_Text">
      <style:text-properties officeooo:paragraph-rsid="0031a8a0"/>
    </style:style>
    <style:style style:name="P187"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88" style:family="paragraph">
      <loext:graphic-properties draw:fill="solid" draw:fill-color="#000000" draw:fill-image-width="0mm" draw:fill-image-height="0mm"/>
    </style:style>
    <style:style style:name="P189" style:family="paragraph">
      <loext:graphic-properties draw:fill="solid" draw:fill-color="#b2b2b2" draw:fill-image-width="0mm" draw:fill-image-height="0mm"/>
    </style:style>
    <style:style style:name="P190"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49d609"/>
    </style:style>
    <style:style style:name="T15" style:family="text">
      <style:text-properties style:font-name="Liberation Mono" officeooo:rsid="010a7e34"/>
    </style:style>
    <style:style style:name="T16" style:family="text">
      <style:text-properties style:font-name="Liberation Mono" fo:font-size="10pt" style:font-name-asian="NSimSun" style:font-size-asian="10pt" style:font-name-complex="Liberation Mono" style:font-size-complex="10pt"/>
    </style:style>
    <style:style style:name="T17" style:family="text">
      <style:text-properties style:font-name="Liberation Mono" fo:font-size="10pt" officeooo:rsid="00035212" style:font-name-asian="NSimSun" style:font-size-asian="10pt" style:font-name-complex="Liberation Mono" style:font-size-complex="10pt"/>
    </style:style>
    <style:style style:name="T18" style:family="text">
      <style:text-properties style:font-name="Liberation Mono" fo:font-size="10pt" style:font-name-asian="NSimSun" style:font-size-asian="10pt" style:font-name-complex="Liberation Mono" style:font-size-complex="10pt" style:text-scale="98%"/>
    </style:style>
    <style:style style:name="T1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3" style:family="text">
      <style:text-properties style:font-name="Liberation Mono" officeooo:rsid="0031a8a0"/>
    </style:style>
    <style:style style:name="T24" style:family="text">
      <style:text-properties style:font-name="Liberation Mono" fo:font-weight="bold" style:font-weight-asian="bold" style:font-weight-complex="bold"/>
    </style:style>
    <style:style style:name="T25" style:family="text">
      <style:text-properties style:font-name="Liberation Mono" fo:font-size="16.1000003814697pt" fo:font-weight="bold" officeooo:rsid="00fd2ae9" style:font-name-asian="Microsoft YaHei" style:font-size-asian="16.1000003814697pt" style:font-weight-asian="bold" style:font-name-complex="Arial" style:font-size-complex="16.1000003814697pt" style:font-weight-complex="bold"/>
    </style:style>
    <style:style style:name="T26" style:family="text">
      <style:text-properties style:font-name="Liberation Mono" officeooo:rsid="01405e85"/>
    </style:style>
    <style:style style:name="T27" style:family="text">
      <style:text-properties style:font-name="Liberation Mono" officeooo:rsid="00f8d2b2"/>
    </style:style>
    <style:style style:name="T28" style:family="text">
      <style:text-properties fo:language="en" fo:country="US"/>
    </style:style>
    <style:style style:name="T29" style:family="text">
      <style:text-properties fo:language="en" fo:country="US" officeooo:rsid="001bd04a"/>
    </style:style>
    <style:style style:name="T30" style:family="text">
      <style:text-properties fo:language="en" fo:country="US" officeooo:rsid="001c15ec"/>
    </style:style>
    <style:style style:name="T31" style:family="text">
      <style:text-properties fo:language="en" fo:country="US" officeooo:rsid="001f75a0"/>
    </style:style>
    <style:style style:name="T32" style:family="text">
      <style:text-properties fo:language="en" fo:country="US" officeooo:rsid="002161a9"/>
    </style:style>
    <style:style style:name="T33" style:family="text">
      <style:text-properties fo:language="en" fo:country="US" officeooo:rsid="00250d9a"/>
    </style:style>
    <style:style style:name="T34" style:family="text">
      <style:text-properties fo:language="en" fo:country="US" officeooo:rsid="00669338"/>
    </style:style>
    <style:style style:name="T35" style:family="text">
      <style:text-properties fo:language="en" fo:country="US" officeooo:rsid="006849cb"/>
    </style:style>
    <style:style style:name="T36" style:family="text">
      <style:text-properties officeooo:rsid="00088d56"/>
    </style:style>
    <style:style style:name="T37" style:family="text">
      <style:text-properties fo:font-weight="bold" style:font-weight-asian="bold" style:font-weight-complex="bold"/>
    </style:style>
    <style:style style:name="T38" style:family="text">
      <style:text-properties fo:font-weight="bold" officeooo:rsid="0032a7af" style:font-weight-asian="bold" style:font-weight-complex="bold"/>
    </style:style>
    <style:style style:name="T39" style:family="text">
      <style:text-properties fo:font-weight="bold" officeooo:rsid="002b0e1e" style:font-weight-asian="bold" style:font-weight-complex="bold"/>
    </style:style>
    <style:style style:name="T40" style:family="text">
      <style:text-properties fo:font-weight="bold" officeooo:rsid="00462459" style:font-weight-asian="bold" style:font-weight-complex="bold"/>
    </style:style>
    <style:style style:name="T41" style:family="text">
      <style:text-properties fo:font-weight="bold" officeooo:rsid="00549321" style:font-weight-asian="bold" style:font-weight-complex="bold"/>
    </style:style>
    <style:style style:name="T42" style:family="text">
      <style:text-properties fo:font-weight="bold" officeooo:rsid="004f844c" style:font-weight-asian="bold" style:font-weight-complex="bold"/>
    </style:style>
    <style:style style:name="T43" style:family="text">
      <style:text-properties fo:font-weight="bold" officeooo:rsid="006998b8" style:font-weight-asian="bold" style:font-weight-complex="bold"/>
    </style:style>
    <style:style style:name="T44" style:family="text">
      <style:text-properties fo:font-weight="bold" officeooo:rsid="0073edcc" style:font-weight-asian="bold" style:font-weight-complex="bold"/>
    </style:style>
    <style:style style:name="T45" style:family="text">
      <style:text-properties fo:font-weight="bold" officeooo:rsid="009b5204" style:font-weight-asian="bold" style:font-weight-complex="bold"/>
    </style:style>
    <style:style style:name="T46" style:family="text">
      <style:text-properties fo:font-weight="bold" officeooo:rsid="00cefb14" style:font-weight-asian="bold" style:font-weight-complex="bold"/>
    </style:style>
    <style:style style:name="T47" style:family="text">
      <style:text-properties fo:font-weight="bold" style:font-weight-asian="bold" style:font-weight-complex="bold" style:text-scale="98%"/>
    </style:style>
    <style:style style:name="T48" style:family="text">
      <style:text-properties fo:font-weight="bold" officeooo:rsid="0031aabd" style:font-weight-asian="bold" style:font-weight-complex="bold"/>
    </style:style>
    <style:style style:name="T49" style:family="text">
      <style:text-properties fo:font-weight="bold" officeooo:rsid="010c7c7a" style:font-weight-asian="bold" style:font-weight-complex="bold"/>
    </style:style>
    <style:style style:name="T50" style:family="text">
      <style:text-properties fo:font-weight="bold" style:font-weight-asian="bold" style:font-weight-complex="bold" style:text-scale="96%"/>
    </style:style>
    <style:style style:name="T51" style:family="text">
      <style:text-properties fo:font-weight="bold" officeooo:rsid="0118ac59" style:font-weight-asian="bold" style:font-weight-complex="bold"/>
    </style:style>
    <style:style style:name="T52" style:family="text">
      <style:text-properties fo:font-weight="bold" officeooo:rsid="00fd2ae9" style:font-weight-asian="bold" style:font-weight-complex="bold"/>
    </style:style>
    <style:style style:name="T53" style:family="text">
      <style:text-properties fo:font-weight="bold" officeooo:rsid="0153321a" style:font-weight-asian="bold" style:font-weight-complex="bold"/>
    </style:style>
    <style:style style:name="T54" style:family="text">
      <style:text-properties fo:font-weight="bold" officeooo:rsid="0143ed3b" style:font-weight-asian="bold" style:font-weight-complex="bold"/>
    </style:style>
    <style:style style:name="T55" style:family="text">
      <style:text-properties fo:font-size="10pt" style:font-size-asian="10pt" style:font-size-complex="10pt"/>
    </style:style>
    <style:style style:name="T56" style:family="text">
      <style:text-properties fo:font-size="10pt" style:font-size-asian="10pt" style:font-size-complex="10pt" style:text-scale="99%"/>
    </style:style>
    <style:style style:name="T57" style:family="text">
      <style:text-properties fo:font-size="10pt" officeooo:rsid="008863c6" style:font-size-asian="10pt" style:font-size-complex="10pt" style:text-scale="99%"/>
    </style:style>
    <style:style style:name="T58" style:family="text">
      <style:text-properties fo:font-size="10pt" style:font-size-asian="10pt" style:font-size-complex="10pt" style:text-scale="98%"/>
    </style:style>
    <style:style style:name="T59" style:family="text">
      <style:text-properties fo:font-size="10pt" officeooo:rsid="00c7ade7" style:font-size-asian="10pt" style:font-size-complex="10pt"/>
    </style:style>
    <style:style style:name="T60" style:family="text">
      <style:text-properties fo:font-size="10pt" officeooo:rsid="0140126b" style:font-size-asian="10pt" style:font-size-complex="10pt"/>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size="10pt" fo:font-weight="bold" officeooo:rsid="0031aabd" style:font-size-asian="10pt" style:font-weight-asian="bold" style:font-size-complex="10pt" style:font-weight-complex="bold"/>
    </style:style>
    <style:style style:name="T63" style:family="text">
      <style:text-properties fo:font-size="10pt" fo:font-weight="bold" officeooo:rsid="003f5bd0" style:font-size-asian="10pt" style:font-weight-asian="bold" style:font-size-complex="10pt" style:font-weight-complex="bold"/>
    </style:style>
    <style:style style:name="T64" style:family="text">
      <style:text-properties fo:font-size="10pt" fo:font-weight="bold" officeooo:rsid="005e9fa1" style:font-size-asian="10pt" style:font-weight-asian="bold" style:font-size-complex="10pt" style:font-weight-complex="bold" style:text-scale="99%"/>
    </style:style>
    <style:style style:name="T65" style:family="text">
      <style:text-properties fo:font-size="10pt" fo:font-weight="bold" style:font-size-asian="10pt" style:font-weight-asian="bold" style:font-size-complex="10pt" style:font-weight-complex="bold" style:text-scale="98%"/>
    </style:style>
    <style:style style:name="T66" style:family="text">
      <style:text-properties fo:font-size="10pt" fo:font-weight="bold" officeooo:rsid="010d5426" style:font-size-asian="10pt" style:font-weight-asian="bold" style:font-size-complex="10pt" style:font-weight-complex="bold" style:text-scale="98%"/>
    </style:style>
    <style:style style:name="T67" style:family="text">
      <style:text-properties fo:font-size="10pt" fo:font-weight="bold" officeooo:rsid="010d5426" style:font-size-asian="10pt" style:font-weight-asian="bold" style:font-size-complex="10pt" style:font-weight-complex="bold"/>
    </style:style>
    <style:style style:name="T68" style:family="text">
      <style:text-properties fo:font-size="10pt" fo:font-weight="bold" style:font-weight-asian="bold" style:font-weight-complex="bold"/>
    </style:style>
    <style:style style:name="T69" style:family="text">
      <style:text-properties fo:font-size="10pt" fo:font-weight="normal" style:font-size-asian="10pt" style:font-weight-asian="normal" style:font-size-complex="10pt" style:font-weight-complex="normal"/>
    </style:style>
    <style:style style:name="T70" style:family="text">
      <style:text-properties fo:font-size="10pt" fo:font-weight="normal" style:font-weight-asian="normal" style:font-weight-complex="normal"/>
    </style:style>
    <style:style style:name="T71" style:family="text">
      <style:text-properties style:font-name="Liberation Serif"/>
    </style:style>
    <style:style style:name="T72" style:family="text">
      <style:text-properties style:font-name="Liberation Serif" style:text-scale="98%"/>
    </style:style>
    <style:style style:name="T73" style:family="text">
      <style:text-properties style:font-name="Liberation Serif" officeooo:rsid="000ec8d3" style:text-scale="98%"/>
    </style:style>
    <style:style style:name="T74" style:family="text">
      <style:text-properties style:font-name="Liberation Serif" officeooo:rsid="00f567b7" style:text-scale="98%"/>
    </style:style>
    <style:style style:name="T75" style:family="text">
      <style:text-properties style:font-name="Liberation Serif" fo:font-size="12pt" officeooo:rsid="00970224" style:font-size-asian="12pt" style:font-size-complex="12pt"/>
    </style:style>
    <style:style style:name="T76" style:family="text">
      <style:text-properties style:font-name="Liberation Serif" fo:font-weight="bold" style:font-weight-asian="bold" style:font-weight-complex="bold"/>
    </style:style>
    <style:style style:name="T77" style:family="text">
      <style:text-properties style:font-name="Liberation Serif" fo:font-weight="normal" officeooo:rsid="00da251c" style:font-weight-asian="normal" style:font-weight-complex="normal"/>
    </style:style>
    <style:style style:name="T78" style:family="text">
      <style:text-properties style:font-name="Liberation Serif" officeooo:rsid="00f567b7"/>
    </style:style>
    <style:style style:name="T79" style:family="text">
      <style:text-properties style:font-name="Liberation Serif" fo:font-size="10pt" officeooo:rsid="01022eec" style:font-size-asian="10pt" style:font-size-complex="10pt"/>
    </style:style>
    <style:style style:name="T80" style:family="text">
      <style:text-properties style:text-scale="99%"/>
    </style:style>
    <style:style style:name="T81" style:family="text">
      <style:text-properties style:text-scale="98%"/>
    </style:style>
    <style:style style:name="T82" style:family="text">
      <style:text-properties officeooo:rsid="00cefb14" style:text-scale="98%"/>
    </style:style>
    <style:style style:name="T83" style:family="text">
      <style:text-properties officeooo:rsid="0121ae2f" style:text-scale="98%"/>
    </style:style>
    <style:style style:name="T84" style:family="text">
      <style:text-properties fo:font-size="9pt" fo:font-weight="bold" officeooo:rsid="007bb27b" style:font-size-asian="9pt" style:font-weight-asian="bold" style:font-size-complex="9pt" style:font-weight-complex="bold"/>
    </style:style>
    <style:style style:name="T85" style:family="text">
      <style:text-properties fo:font-size="9pt" fo:font-weight="bold" officeooo:rsid="005e9fa1" style:font-size-asian="9pt" style:font-weight-asian="bold" style:font-size-complex="9pt" style:font-weight-complex="bold"/>
    </style:style>
    <style:style style:name="T86" style:family="text">
      <style:text-properties fo:font-size="9pt" fo:font-weight="normal" officeooo:rsid="005e9fa1" style:font-size-asian="9pt" style:font-weight-asian="normal" style:font-size-complex="9pt" style:font-weight-complex="normal"/>
    </style:style>
    <style:style style:name="T87" style:family="text">
      <style:text-properties officeooo:rsid="00285f55"/>
    </style:style>
    <style:style style:name="T88" style:family="text">
      <style:text-properties officeooo:rsid="002b84ea"/>
    </style:style>
    <style:style style:name="T89" style:family="text">
      <style:text-properties style:text-scale="93%"/>
    </style:style>
    <style:style style:name="T90" style:family="text">
      <style:text-properties officeooo:rsid="002facc1"/>
    </style:style>
    <style:style style:name="T91" style:family="text">
      <style:text-properties officeooo:rsid="0031aabd"/>
    </style:style>
    <style:style style:name="T92" style:family="text">
      <style:text-properties officeooo:rsid="0033e72a"/>
    </style:style>
    <style:style style:name="T93" style:family="text">
      <style:text-properties officeooo:rsid="0035e167"/>
    </style:style>
    <style:style style:name="T94" style:family="text">
      <style:text-properties fo:language="zxx" fo:country="none" style:language-asian="zxx" style:country-asian="none" style:language-complex="zxx" style:country-complex="none"/>
    </style:style>
    <style:style style:name="T95" style:family="text">
      <style:text-properties officeooo:rsid="003da9ba"/>
    </style:style>
    <style:style style:name="T96" style:family="text">
      <style:text-properties officeooo:rsid="003f5bd0"/>
    </style:style>
    <style:style style:name="T97" style:family="text">
      <style:text-properties fo:font-weight="normal" style:font-weight-asian="normal" style:font-weight-complex="normal"/>
    </style:style>
    <style:style style:name="T98" style:family="text">
      <style:text-properties fo:font-weight="normal" officeooo:rsid="004f844c" style:font-weight-asian="normal" style:font-weight-complex="normal"/>
    </style:style>
    <style:style style:name="T99" style:family="text">
      <style:text-properties fo:font-weight="normal" officeooo:rsid="0073edcc" style:font-weight-asian="normal" style:font-weight-complex="normal"/>
    </style:style>
    <style:style style:name="T100" style:family="text">
      <style:text-properties fo:font-weight="normal" style:font-weight-asian="normal" style:font-weight-complex="normal" style:text-scale="97%"/>
    </style:style>
    <style:style style:name="T101" style:family="text">
      <style:text-properties fo:font-weight="normal" officeooo:rsid="00a39090" style:font-weight-asian="normal" style:font-weight-complex="normal" style:text-scale="97%"/>
    </style:style>
    <style:style style:name="T102" style:family="text">
      <style:text-properties fo:font-weight="normal" officeooo:rsid="00c7ade7" style:font-weight-asian="normal" style:font-weight-complex="normal"/>
    </style:style>
    <style:style style:name="T103" style:family="text">
      <style:text-properties fo:font-weight="normal" officeooo:rsid="00dd58c2" style:font-weight-asian="normal" style:font-weight-complex="normal"/>
    </style:style>
    <style:style style:name="T104" style:family="text">
      <style:text-properties fo:font-weight="normal" officeooo:rsid="004b6712" style:font-weight-asian="normal" style:font-weight-complex="normal"/>
    </style:style>
    <style:style style:name="T105" style:family="text">
      <style:text-properties fo:font-weight="normal" officeooo:rsid="003f5bd0" style:font-weight-asian="normal" style:font-weight-complex="normal"/>
    </style:style>
    <style:style style:name="T106" style:family="text">
      <style:text-properties fo:font-weight="normal" officeooo:rsid="00e6aede" style:font-weight-asian="normal" style:font-weight-complex="normal"/>
    </style:style>
    <style:style style:name="T107" style:family="text">
      <style:text-properties fo:font-weight="normal" officeooo:rsid="01067487" style:font-weight-asian="normal" style:font-weight-complex="normal"/>
    </style:style>
    <style:style style:name="T108" style:family="text">
      <style:text-properties officeooo:rsid="0040f5ff"/>
    </style:style>
    <style:style style:name="T109" style:family="text">
      <style:text-properties officeooo:rsid="0042c43e"/>
    </style:style>
    <style:style style:name="T110" style:family="text">
      <style:text-properties officeooo:rsid="00450113"/>
    </style:style>
    <style:style style:name="T111" style:family="text">
      <style:text-properties officeooo:rsid="004796a9"/>
    </style:style>
    <style:style style:name="T112" style:family="text">
      <style:text-properties officeooo:rsid="004ac42d"/>
    </style:style>
    <style:style style:name="T113" style:family="text">
      <style:text-properties officeooo:rsid="004b0887"/>
    </style:style>
    <style:style style:name="T114" style:family="text">
      <style:text-properties officeooo:rsid="0055eed5"/>
    </style:style>
    <style:style style:name="T115" style:family="text">
      <style:text-properties officeooo:rsid="005ee390"/>
    </style:style>
    <style:style style:name="T116" style:family="text">
      <style:text-properties officeooo:rsid="0060bd65"/>
    </style:style>
    <style:style style:name="T117" style:family="text">
      <style:text-properties fo:font-style="italic" style:font-style-asian="italic" style:font-style-complex="italic"/>
    </style:style>
    <style:style style:name="T118" style:family="text">
      <style:text-properties fo:font-style="italic" officeooo:rsid="00970224" style:font-style-asian="italic" style:font-style-complex="italic"/>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officeooo:rsid="0062bd0f"/>
    </style:style>
    <style:style style:name="T121" style:family="text">
      <style:text-properties officeooo:rsid="00724116"/>
    </style:style>
    <style:style style:name="T122" style:family="text">
      <style:text-properties officeooo:rsid="0077f5ce"/>
    </style:style>
    <style:style style:name="T123" style:family="text">
      <style:text-properties style:use-window-font-color="true" fo:font-size="15pt" style:font-size-asian="15pt" style:font-size-complex="15pt"/>
    </style:style>
    <style:style style:name="T124" style:family="text">
      <style:text-properties style:use-window-font-color="true" style:font-name="Liberation Mono" fo:font-size="10pt" officeooo:rsid="0081331c" style:font-size-asian="12pt" style:font-size-complex="12pt"/>
    </style:style>
    <style:style style:name="T125" style:family="text">
      <style:text-properties style:use-window-font-color="true" style:font-name="Liberation Mono" fo:font-size="10pt" officeooo:rsid="00a8aa06" style:font-size-asian="12pt" style:font-size-complex="12pt"/>
    </style:style>
    <style:style style:name="T126" style:family="text">
      <style:text-properties style:use-window-font-color="true" style:font-name="Liberation Mono" fo:font-size="10pt" officeooo:rsid="013f99c6" style:font-size-asian="12pt" style:font-size-complex="12pt"/>
    </style:style>
    <style:style style:name="T127" style:family="text">
      <style:text-properties style:use-window-font-color="true" fo:font-size="9pt" style:font-size-asian="15pt" style:font-size-complex="15pt"/>
    </style:style>
    <style:style style:name="T128" style:family="text">
      <style:text-properties officeooo:rsid="009027a4"/>
    </style:style>
    <style:style style:name="T129" style:family="text">
      <style:text-properties officeooo:rsid="00930f32"/>
    </style:style>
    <style:style style:name="T130" style:family="text">
      <style:text-properties officeooo:rsid="00970224"/>
    </style:style>
    <style:style style:name="T131" style:family="text">
      <style:text-properties officeooo:rsid="00a1b26c"/>
    </style:style>
    <style:style style:name="T132" style:family="text">
      <style:text-properties fo:font-style="normal" fo:font-weight="bold" officeooo:rsid="004f844c" style:font-style-asian="normal" style:font-weight-asian="bold" style:font-style-complex="normal" style:font-weight-complex="bold"/>
    </style:style>
    <style:style style:name="T133" style:family="text">
      <style:text-properties style:text-underline-style="solid" style:text-underline-width="auto" style:text-underline-color="font-color"/>
    </style:style>
    <style:style style:name="T134" style:family="text">
      <style:text-properties officeooo:rsid="00b80466"/>
    </style:style>
    <style:style style:name="T135" style:family="text">
      <style:text-properties officeooo:rsid="00bbe3c4"/>
    </style:style>
    <style:style style:name="T136" style:family="text">
      <style:text-properties officeooo:rsid="00be9911"/>
    </style:style>
    <style:style style:name="T137" style:family="text">
      <style:text-properties officeooo:rsid="00cefb14"/>
    </style:style>
    <style:style style:name="T138" style:family="text">
      <style:text-properties officeooo:rsid="00df19b8"/>
    </style:style>
    <style:style style:name="T139" style:family="text">
      <style:text-properties style:text-scale="96%"/>
    </style:style>
    <style:style style:name="T140" style:family="text">
      <style:text-properties officeooo:rsid="0093a91a" style:text-scale="96%"/>
    </style:style>
    <style:style style:name="T141" style:family="text">
      <style:text-properties officeooo:rsid="00e61563"/>
    </style:style>
    <style:style style:name="T142" style:family="text">
      <style:text-properties officeooo:rsid="00f3d6e5"/>
    </style:style>
    <style:style style:name="T143" style:family="text">
      <style:text-properties officeooo:rsid="00f567b7"/>
    </style:style>
    <style:style style:name="T144" style:family="text">
      <style:text-properties officeooo:rsid="00f8d2b2"/>
    </style:style>
    <style:style style:name="T145" style:family="text">
      <style:text-properties style:font-name="Liberation Serif1" officeooo:rsid="00fba2e6" style:font-size-asian="10.5pt" style:text-scale="99%"/>
    </style:style>
    <style:style style:name="T146" style:family="text">
      <style:text-properties officeooo:rsid="00fd2ae9"/>
    </style:style>
    <style:style style:name="T147" style:family="text">
      <style:text-properties officeooo:rsid="01067487"/>
    </style:style>
    <style:style style:name="T148" style:family="text">
      <style:text-properties officeooo:rsid="0108051c"/>
    </style:style>
    <style:style style:name="T149" style:family="text">
      <style:text-properties officeooo:rsid="010d5426"/>
    </style:style>
    <style:style style:name="T150" style:family="text">
      <style:text-properties officeooo:rsid="01131534"/>
    </style:style>
    <style:style style:name="T151" style:family="text">
      <style:text-properties officeooo:rsid="01173e2b"/>
    </style:style>
    <style:style style:name="T152" style:family="text">
      <style:text-properties officeooo:rsid="0118ac59"/>
    </style:style>
    <style:style style:name="T153" style:family="text">
      <style:text-properties fo:font-size="8pt" style:font-size-asian="10pt" style:font-size-complex="10pt"/>
    </style:style>
    <style:style style:name="T154" style:family="text">
      <style:text-properties fo:font-size="8pt" officeooo:rsid="013141f1" style:font-size-asian="10pt" style:font-size-complex="10pt"/>
    </style:style>
    <style:style style:name="T155" style:family="text">
      <style:text-properties fo:font-size="8.5pt" style:font-size-asian="8.5pt" style:font-size-complex="8.5pt" style:text-scale="100%"/>
    </style:style>
    <style:style style:name="T156" style:family="text">
      <style:text-properties officeooo:rsid="012d7616"/>
    </style:style>
    <style:style style:name="T157" style:family="text">
      <style:text-properties officeooo:rsid="0134aa76"/>
    </style:style>
    <style:style style:name="T158" style:family="text">
      <style:text-properties officeooo:rsid="013777eb"/>
    </style:style>
    <style:style style:name="T159" style:family="text">
      <style:text-properties officeooo:rsid="0137fe0c"/>
    </style:style>
    <style:style style:name="T160" style:family="text">
      <style:text-properties officeooo:rsid="01391e81"/>
    </style:style>
    <style:style style:name="T161" style:family="text">
      <style:text-properties officeooo:rsid="013b2689"/>
    </style:style>
    <style:style style:name="T162" style:family="text">
      <style:text-properties officeooo:rsid="0143ed3b"/>
    </style:style>
    <style:style style:name="T163" style:family="text">
      <style:text-properties officeooo:rsid="014b52a2"/>
    </style:style>
    <style:style style:name="T164" style:family="text">
      <style:text-properties officeooo:rsid="01504431"/>
    </style:style>
    <style:style style:name="T165" style:family="text">
      <style:text-properties officeooo:rsid="0153321a"/>
    </style:style>
    <style:style style:name="T166" style:family="text">
      <style:text-properties officeooo:rsid="0153bcc4"/>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3" draw:name="Shape1" draw:style-name="gr1" draw:text-style-name="P188"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3" draw:style-name="gr2" draw:text-style-name="P189" svg:width="23.63mm" svg:height="12.87mm" svg:x="117.74mm" svg:y="235.5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5" draw:style-name="gr4" draw:text-style-name="P190" svg:width="26.27mm" svg:height="19.27mm" svg:x="163.34mm" svg:y="231.79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1" draw:style-name="gr1" draw:text-style-name="P188" svg:width="23.08mm" svg:height="14.93mm" svg:x="69.14mm" svg:y="234.4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28"><draw:frame draw:style-name="fr2" draw:name="Image1" text:anchor-type="as-char" svg:width="134.44mm" svg:height="58.91mm" draw:z-index="0"><draw:image xlink:href="Pictures/100002010000038E0000017C9B8294ACF3A12C0F.png" xlink:type="simple" xlink:show="embed" xlink:actuate="onLoad"/></draw:frame> <text:span text:style-name="T127">GLOSSARY</text:span><text:span text:style-name="T123"> </text:span><text:span text:style-name="T124">v</text:span><text:span text:style-name="T125">1.</text:span><text:span text:style-name="T126">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42"><text:a xlink:type="simple" xlink:href="#__RefHeading___Toc2300_1590653438" text:style-name="Index_20_Link" text:visited-style-name="Index_20_Link">The Three States<text:tab/>2</text:a></text:p>
            <text:p text:style-name="P141"><text:a xlink:type="simple" xlink:href="#__RefHeading___Toc2761_1590653438" text:style-name="Index_20_Link" text:visited-style-name="Index_20_Link">workflow<text:tab/>2</text:a></text:p>
            <text:p text:style-name="P142"><text:a xlink:type="simple" xlink:href="#__RefHeading___Toc2302_1590653438" text:style-name="Index_20_Link" text:visited-style-name="Index_20_Link">1 INIT<text:tab/>2</text:a></text:p>
            <text:p text:style-name="P141"><text:a xlink:type="simple" xlink:href="#__RefHeading___Toc2636_1590653438" text:style-name="Index_20_Link" text:visited-style-name="Index_20_Link">--bare<text:tab/>2</text:a></text:p>
            <text:p text:style-name="P142"><text:a xlink:type="simple" xlink:href="#__RefHeading___Toc2304_1590653438" text:style-name="Index_20_Link" text:visited-style-name="Index_20_Link">1 CLONE<text:tab/>2</text:a></text:p>
            <text:p text:style-name="P142"><text:a xlink:type="simple" xlink:href="#__RefHeading___Toc2763_1590653438" text:style-name="Index_20_Link" text:visited-style-name="Index_20_Link">2 ADD<text:tab/>2</text:a></text:p>
            <text:p text:style-name="P142"><text:a xlink:type="simple" xlink:href="#__RefHeading___Toc2314_1590653438" text:style-name="Index_20_Link" text:visited-style-name="Index_20_Link">3 COMMITT<text:tab/>3</text:a></text:p>
            <text:p text:style-name="P140"><text:a xlink:type="simple" xlink:href="#__RefHeading___Toc2316_1590653438" text:style-name="Index_20_Link" text:visited-style-name="Index_20_Link">git commit -m<text:tab/>3</text:a></text:p>
            <text:p text:style-name="P140"><text:a xlink:type="simple" xlink:href="#__RefHeading___Toc3256_1590653438" text:style-name="Index_20_Link" text:visited-style-name="Index_20_Link">git commit -a<text:tab/>3</text:a></text:p>
            <text:p text:style-name="P141"><text:a xlink:type="simple" xlink:href="#__RefHeading___Toc2613_1590653438" text:style-name="Index_20_Link" text:visited-style-name="Index_20_Link">commit log<text:tab/>3</text:a></text:p>
            <text:p text:style-name="P141"><text:a xlink:type="simple" xlink:href="#__RefHeading___Toc3794_266876205" text:style-name="Index_20_Link" text:visited-style-name="Index_20_Link">committiquette<text:tab/>3</text:a></text:p>
            <text:p text:style-name="P142"><text:a xlink:type="simple" xlink:href="#__RefHeading___Toc2478_1935865245" text:style-name="Index_20_Link" text:visited-style-name="Index_20_Link">Tag<text:tab/>3</text:a></text:p>
            <text:p text:style-name="P142"><text:a xlink:type="simple" xlink:href="#__RefHeading___Toc2322_1590653438" text:style-name="Index_20_Link" text:visited-style-name="Index_20_Link">4 PUSH<text:tab/>4</text:a></text:p>
            <text:p text:style-name="P141"><text:a xlink:type="simple" xlink:href="#__RefHeading___Toc6717_750884121" text:style-name="Index_20_Link" text:visited-style-name="Index_20_Link">remotes<text:tab/>4</text:a></text:p>
            <text:p text:style-name="P140"><text:a xlink:type="simple" xlink:href="#__RefHeading___Toc3319_480306528" text:style-name="Index_20_Link" text:visited-style-name="Index_20_Link">git remote<text:tab/>4</text:a></text:p>
            <text:p text:style-name="P140"><text:a xlink:type="simple" xlink:href="#__RefHeading___Toc6719_750884121" text:style-name="Index_20_Link" text:visited-style-name="Index_20_Link">rename<text:tab/>4</text:a></text:p>
            <text:p text:style-name="P140"><text:a xlink:type="simple" xlink:href="#__RefHeading___Toc3329_480306528" text:style-name="Index_20_Link" text:visited-style-name="Index_20_Link">delete<text:tab/>4</text:a></text:p>
            <text:p text:style-name="P140"><text:a xlink:type="simple" xlink:href="#__RefHeading___Toc6721_750884121" text:style-name="Index_20_Link" text:visited-style-name="Index_20_Link">add<text:tab/>4</text:a></text:p>
            <text:p text:style-name="P140"><text:a xlink:type="simple" xlink:href="#__RefHeading___Toc3323_480306528" text:style-name="Index_20_Link" text:visited-style-name="Index_20_Link">fetch<text:tab/>4</text:a></text:p>
            <text:p text:style-name="P140"><text:a xlink:type="simple" xlink:href="#__RefHeading___Toc3325_480306528" text:style-name="Index_20_Link" text:visited-style-name="Index_20_Link">push<text:tab/>4</text:a></text:p>
            <text:p text:style-name="P141"><text:a xlink:type="simple" xlink:href="#__RefHeading___Toc6723_750884121" text:style-name="Index_20_Link" text:visited-style-name="Index_20_Link">Github<text:tab/>4</text:a></text:p>
            <text:p text:style-name="P141"><text:a xlink:type="simple" xlink:href="#__RefHeading___Toc6725_750884121" text:style-name="Index_20_Link" text:visited-style-name="Index_20_Link">BitBucket<text:tab/>4</text:a></text:p>
            <text:p text:style-name="P142"><text:a xlink:type="simple" xlink:href="#__RefHeading___Toc3796_266876205" text:style-name="Index_20_Link" text:visited-style-name="Index_20_Link">Pull<text:tab/>4</text:a></text:p>
            <text:p text:style-name="P142"><text:a xlink:type="simple" xlink:href="#__RefHeading___Toc3798_266876205" text:style-name="Index_20_Link" text:visited-style-name="Index_20_Link">Diff<text:tab/>4</text:a></text:p>
            <text:p text:style-name="P142"><text:a xlink:type="simple" xlink:href="#__RefHeading___Toc2862_1590653438" text:style-name="Index_20_Link" text:visited-style-name="Index_20_Link">5 STATUS<text:tab/>5</text:a></text:p>
            <text:p text:style-name="P140"><text:a xlink:type="simple" xlink:href="#__RefHeading___Toc2864_1590653438" text:style-name="Index_20_Link" text:visited-style-name="Index_20_Link">short form<text:tab/>5</text:a></text:p>
            <text:p text:style-name="P142"><text:a xlink:type="simple" xlink:href="#__RefHeading___Toc3258_1590653438" text:style-name="Index_20_Link" text:visited-style-name="Index_20_Link">5 git LOG<text:tab/>5</text:a></text:p>
            <text:p text:style-name="P142"><text:a xlink:type="simple" xlink:href="#__RefHeading___Toc3260_1590653438" text:style-name="Index_20_Link" text:visited-style-name="Index_20_Link">5 branching</text:a><text:a xlink:type="simple" xlink:href="#__RefHeading___Toc3260_1590653438" text:style-name="Index_20_Link" text:visited-style-name="Index_20_Link"><text:tab/>6</text:a></text:p>
            <text:p text:style-name="P141"><text:a xlink:type="simple" xlink:href="#__RefHeading___Toc2159_610762345" text:style-name="Index_20_Link" text:visited-style-name="Index_20_Link">git checkout<text:tab/>6</text:a></text:p>
            <text:p text:style-name="P141"><text:a xlink:type="simple" xlink:href="#__RefHeading___Toc2480_1935865245" text:style-name="Index_20_Link" text:visited-style-name="Index_20_Link">compare<text:tab/>6</text:a></text:p>
            <text:p text:style-name="P141"><text:a xlink:type="simple" xlink:href="#__RefHeading___Toc2165_610762345" text:style-name="Index_20_Link" text:visited-style-name="Index_20_Link">branch<text:tab/>6</text:a></text:p>
            <text:p text:style-name="P141"><text:a xlink:type="simple" xlink:href="#__RefHeading___Toc3800_266876205" text:style-name="Index_20_Link" text:visited-style-name="Index_20_Link">merge<text:tab/>6</text:a></text:p>
            <text:p text:style-name="P141"><text:a xlink:type="simple" xlink:href="#__RefHeading___Toc1392_559895456" text:style-name="Index_20_Link" text:visited-style-name="Index_20_Link">delete<text:tab/>6</text:a></text:p>
            <text:p text:style-name="P141"><text:a xlink:type="simple" xlink:href="#__RefHeading___Toc2108_3194843" text:style-name="Index_20_Link" text:visited-style-name="Index_20_Link">Rename<text:tab/>6</text:a></text:p>
            <text:p text:style-name="P142"><text:a xlink:type="simple" xlink:href="#__RefHeading___Toc2484_1935865245" text:style-name="Index_20_Link" text:visited-style-name="Index_20_Link">restore<text:tab/>7</text:a></text:p>
            <text:p text:style-name="P141"><text:a xlink:type="simple" xlink:href="#__RefHeading___Toc2112_3194843" text:style-name="Index_20_Link" text:visited-style-name="Index_20_Link">1. Checkout<text:tab/>7</text:a></text:p>
            <text:p text:style-name="P141"><text:a xlink:type="simple" xlink:href="#__RefHeading___Toc2200_456348229" text:style-name="Index_20_Link" text:visited-style-name="Index_20_Link">2. Hard-delete<text:tab/>7</text:a></text:p>
            <text:p text:style-name="P141"><text:a xlink:type="simple" xlink:href="#__RefHeading___Toc2202_456348229" text:style-name="Index_20_Link" text:visited-style-name="Index_20_Link">3. Revert<text:tab/>7</text:a></text:p>
            <text:p text:style-name="P142"><text:a xlink:type="simple" xlink:href="#__RefHeading___Toc2486_1935865245" text:style-name="Index_20_Link" text:visited-style-name="Index_20_Link">rebase<text:tab/>8</text:a></text:p>
            <text:p text:style-name="P141"><text:a xlink:type="simple" xlink:href="#__RefHeading___Toc20734_1935865245" text:style-name="Index_20_Link" text:visited-style-name="Index_20_Link">undo commit<text:tab/>8</text:a></text:p>
            <text:p text:style-name="P140"><text:a xlink:type="simple" xlink:href="#__RefHeading___Toc20736_1935865245" text:style-name="Index_20_Link" text:visited-style-name="Index_20_Link">reset<text:tab/>8</text:a></text:p>
            <text:p text:style-name="P142"><text:a xlink:type="simple" xlink:href="#__RefHeading___Toc1827_1132370652" text:style-name="Index_20_Link" text:visited-style-name="Index_20_Link">6 Removing Files<text:tab/>9</text:a></text:p>
            <text:p text:style-name="P142"><text:a xlink:type="simple" xlink:href="#__RefHeading___Toc2312_1590653438" text:style-name="Index_20_Link" text:visited-style-name="Index_20_Link">6 Ignoring Files<text:tab/>9</text:a></text:p>
            <text:p text:style-name="P142"><text:a xlink:type="simple" xlink:href="#__RefHeading___Toc2765_1590653438" text:style-name="Index_20_Link" text:visited-style-name="Index_20_Link">9 config<text:tab/>10</text:a></text:p>
            <text:p text:style-name="P140"><text:a xlink:type="simple" xlink:href="#__RefHeading___Toc1807_1132370652" text:style-name="Index_20_Link" text:visited-style-name="Index_20_Link">colors<text:tab/>10</text:a></text:p>
            <text:p text:style-name="P140"><text:a xlink:type="simple" xlink:href="#__RefHeading___Toc2488_1935865245" text:style-name="Index_20_Link" text:visited-style-name="Index_20_Link">alias<text:tab/>10</text:a></text:p>
            <text:p text:style-name="P140"><text:a xlink:type="simple" xlink:href="#__RefHeading___Toc2851_1590653438" text:style-name="Index_20_Link" text:visited-style-name="Index_20_Link">sublime as editor<text:tab/>10</text:a></text:p>
            <text:p text:style-name="P142"><text:a xlink:type="simple" xlink:href="#__RefHeading___Toc1394_559895456" text:style-name="Index_20_Link" text:visited-style-name="Index_20_Link">Heroku<text:tab/>10</text:a></text:p>
            <text:p text:style-name="P142"><text:a xlink:type="simple" xlink:href="#__RefHeading___Toc2324_1590653438" text:style-name="Index_20_Link" text:visited-style-name="Index_20_Link">SublimeGit<text:tab/>11</text:a></text:p>
            <text:p text:style-name="P141"><text:a xlink:type="simple" xlink:href="#__RefHeading___Toc2326_1590653438" text:style-name="Index_20_Link" text:visited-style-name="Index_20_Link">initialize the git repository,<text:tab/>11</text:a></text:p>
            <text:p text:style-name="P141"><text:a xlink:type="simple" xlink:href="#__RefHeading___Toc2328_1590653438" text:style-name="Index_20_Link" text:visited-style-name="Index_20_Link">The Status View<text:tab/>11</text:a></text:p>
            <text:p text:style-name="P141"><text:a xlink:type="simple" xlink:href="#__RefHeading___Toc2330_1590653438" text:style-name="Index_20_Link" text:visited-style-name="Index_20_Link">Adding Files<text:tab/>11</text:a></text:p>
          </text:index-body>
        </text:table-of-content>
        <text:p text:style-name="P5"/>
        <text:p text:style-name="P5"/>
        <text:p text:style-name="P5"/>
        <text:p text:style-name="P5"/>
        <text:p text:style-name="P5"/>
        <text:p text:style-name="P5"><draw:custom-shape text:anchor-type="paragraph" draw:z-index="15" draw:name="Shape4" draw:style-name="gr3" draw:text-style-name="P190"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38">REMOTE</text:p>
            </table:table-cell>
            <table:table-cell table:style-name="Table1.A1" office:value-type="string">
              <text:p text:style-name="P132"><text:span text:style-name="T37">clone/pul</text:span><text:span text:style-name="T43">l</text:span><text:span text:style-name="T37">→</text:span><text:span text:style-name="T88"> </text:span></text:p>
            </table:table-cell>
            <table:table-cell table:style-name="Table1.A1" table:number-rows-spanned="3" office:value-type="string">
              <text:p text:style-name="P138">LOCAL</text:p>
            </table:table-cell>
            <table:table-cell table:style-name="Table1.A1" office:value-type="string">
              <text:p text:style-name="P134">→</text:p>
            </table:table-cell>
            <table:table-cell table:style-name="Table1.A1" table:number-rows-spanned="3" office:value-type="string">
              <text:p text:style-name="P136">STAGING</text:p>
            </table:table-cell>
            <table:table-cell table:style-name="Table1.A1" office:value-type="string">
              <text:p text:style-name="P133">→</text:p>
            </table:table-cell>
            <table:table-cell table:style-name="Table1.A1" table:number-rows-spanned="3" office:value-type="string">
              <text:p text:style-name="P137"><text:span text:style-name="T89">WORKING</text:span> COPY</text:p>
            </table:table-cell>
          </table:table-row>
          <table:table-row>
            <table:covered-table-cell/>
            <table:table-cell table:style-name="Table1.A1" office:value-type="string">
              <text:p text:style-name="P129"/>
            </table:table-cell>
            <table:covered-table-cell/>
            <table:table-cell table:style-name="Table1.A1" office:value-type="string">
              <text:p text:style-name="P129"/>
            </table:table-cell>
            <table:covered-table-cell/>
            <table:table-cell table:style-name="Table1.A1" office:value-type="string">
              <text:p text:style-name="P135">checkout →</text:p>
            </table:table-cell>
            <table:covered-table-cell/>
          </table:table-row>
          <table:table-row>
            <table:covered-table-cell/>
            <table:table-cell table:style-name="Table1.A1" office:value-type="string">
              <text:p text:style-name="P133"><text:span text:style-name="T88">← <text:s/></text:span>push</text:p>
            </table:table-cell>
            <table:covered-table-cell/>
            <table:table-cell table:style-name="Table1.A1" office:value-type="string">
              <text:p text:style-name="P133"><text:span text:style-name="T88">← </text:span>commit</text:p>
            </table:table-cell>
            <table:covered-table-cell/>
            <table:table-cell table:style-name="Table1.F3" office:value-type="string">
              <text:p text:style-name="P133"><text:span text:style-name="T88">← </text:span>add</text:p>
            </table:table-cell>
            <table:covered-table-cell/>
          </table:table-row>
          <table:table-row>
            <table:table-cell table:style-name="Table1.A1" office:value-type="string">
              <text:p text:style-name="P129"/>
            </table:table-cell>
            <table:table-cell table:style-name="Table1.A1" office:value-type="string">
              <text:p text:style-name="P130"/>
            </table:table-cell>
            <table:table-cell table:style-name="Table1.A1" table:number-columns-spanned="5" office:value-type="string">
              <text:p text:style-name="P131">local</text:p>
            </table:table-cell>
            <table:covered-table-cell/>
            <table:covered-table-cell/>
            <table:covered-table-cell/>
            <table:covered-table-cell/>
          </table:table-row>
        </table:table>
        <text:p text:style-name="P5"/>
      </text:section>
      <text:section text:style-name="Sect4" text:name="Section1">
        <text:h text:style-name="P165" text:outline-level="1"><draw:frame draw:style-name="fr3" draw:name="Image3" text:anchor-type="paragraph" svg:x="1.36mm" svg:y="1.2mm" svg:width="168.57mm" svg:height="159.44mm" draw:z-index="18"><draw:image xlink:href="Pictures/10000201000001E1000001C71AF8463AE30212BF.png" xlink:type="simple" xlink:show="embed" xlink:actuate="onLoad"/></draw:frame><text:soft-page-break/></text:h>
        <text:h text:style-name="P177" text:outline-level="1"><text:bookmark-start text:name="__RefHeading___Toc2300_1590653438"/><text:bookmark text:name="The-Three-States"/>The Three States<text:bookmark-end text:name="__RefHeading___Toc2300_1590653438"/></text:h>
        <text:p text:style-name="P2"><text:span text:style-name="T37">Committed</text:span> means that the data is safely stored in your <text:span text:style-name="T37">local</text:span> database. </text:p>
        <text:p text:style-name="P3"><text:span text:style-name="T37">Modified</text:span> means that you have changed the file but have not committed it to your database yet.</text:p>
        <text:p text:style-name="P2"><text:span text:style-name="T37">Staged</text:span> means that you have marked a modified file in its current version to go into your next commit snapshot.</text:p>
        <text:h text:style-name="P156" text:outline-level="2"><text:bookmark-start text:name="__RefHeading___Toc2761_1590653438"/>workflow<text:bookmark-end text:name="__RefHeading___Toc2761_1590653438"/></text:h>
        <text:p text:style-name="P89">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89"><text:span text:style-name="T108">1.</text:span> you <text:span text:style-name="T37">edit </text:span><text:span text:style-name="T97">your files in the</text:span><text:span text:style-name="T37"> working directory</text:span> </text:p>
            </table:table-cell>
            <table:table-cell table:style-name="Table2.A1" office:value-type="string">
              <text:p text:style-name="Standard"><text:span text:style-name="T108">2. w</text:span>hen you’re ready to save a copy of the current state of the project, you <text:span text:style-name="T37">stage changes</text:span></text:p>
              <text:p text:style-name="Standard"><text:span text:style-name="T97">with</text:span><text:span text:style-name="T37"> </text:span><text:span text:style-name="Source_20_Text"><text:span text:style-name="T21">git add</text:span></text:span> </text:p>
            </table:table-cell>
            <table:table-cell table:style-name="Table2.C1" office:value-type="string">
              <text:p text:style-name="P89"><text:span text:style-name="T108">3. after</text:span> you’re happy with the staged snapshot, you <text:span text:style-name="T37">commit</text:span> it to the project history with <text:span text:style-name="Source_20_Text"><text:span text:style-name="T21">git commit</text:span></text:span></text:p>
            </table:table-cell>
          </table:table-row>
        </table:table>
        <text:h text:style-name="Heading_20_1" text:outline-level="1"><text:bookmark text:name="Initializing-a-Repository-in-an-Existing-Directory"/><text:bookmark-start text:name="__RefHeading___Toc2302_1590653438"/><text:span text:style-name="T23">1 I</text:span><text:span text:style-name="T5">NIT</text:span><text:bookmark-end text:name="__RefHeading___Toc2302_1590653438"/></text:h>
        <text:p text:style-name="Standard"><text:span text:style-name="T91">to </text:span>create a new Git repository <text:span text:style-name="T92">in that directory</text:span></text:p>
        <text:p text:style-name="Preformatted_20_Text"><text:tab/><text:span text:style-name="Source_20_Text"><text:span text:style-name="T19">$</text:span></text:span><text:span text:style-name="T19"> git init</text:span></text:p>
        <text:p text:style-name="Standard"><text:span text:style-name="T91">to c</text:span>reate <text:span text:style-name="T93">it </text:span>in <text:span text:style-name="T93">a</text:span> specified directory</text:p>
        <text:p text:style-name="P32"><text:span text:style-name="Source_20_Text"><text:span text:style-name="T20">$ </text:span></text:span><text:span text:style-name="Source_20_Text"><text:span text:style-name="T61">git init </text:span></text:span><text:span text:style-name="Source_20_Text"><text:span text:style-name="T62">project_culo</text:span></text:span></text:p>
        <text:h text:style-name="P147" text:outline-level="2"><text:bookmark-start text:name="__RefHeading___Toc2636_1590653438"/>--bare<text:bookmark-end text:name="__RefHeading___Toc2636_1590653438"/></text:h>
        <text:p text:style-name="Preformatted_20_Text"><text:span text:style-name="Source_20_Text"><text:span text:style-name="T38">$ </text:span></text:span><text:span text:style-name="Source_20_Text"><text:span text:style-name="T37">git init --bare </text:span></text:span><text:span text:style-name="Source_20_Text"><text:span text:style-name="T38">pro</text:span></text:span><text:span text:style-name="Source_20_Text"><text:span text:style-name="T45">j</text:span></text:span><text:span text:style-name="Source_20_Text"><text:span text:style-name="T38">ect_culo</text:span></text:span></text:p>
        <text:p text:style-name="Standard">The <text:span text:style-name="Source_20_Text"><text:span text:style-name="T19">--bare</text:span></text:span><text:span text:style-name="T16"> </text:span>flag creates a repository that <text:span text:style-name="T37">doesn’t have a working directory</text:span>, making it <text:span text:style-name="T37">impossible to edit files and commit changes</text:span> in that repository. </text:p>
        <text:p text:style-name="P87"><text:span text:style-name="T46">Shared</text:span><text:span text:style-name="T37"> repositories </text:span>should always be created as bare repositories because pushing branches to a non-bare repository has the potential to overwrite changes. </text:p>
        <text:p text:style-name="P87">Think of <text:span text:style-name="Source_20_Text"><text:span text:style-name="T61">--bare</text:span></text:span> as a way to mark a repository <text:span text:style-name="T47">as a storage facility</text:span><text:span text:style-name="T81">, opposed to a developme</text:span><text:span text:style-name="T82">nt</text:span> environment. This means that for virtually all Git workflows, the central repository is bare, and developers local repositories are non-bare.</text:p>
        <text:h text:style-name="P168" text:outline-level="1"/>
        <text:h text:style-name="P182" text:outline-level="1"><text:bookmark-start text:name="__RefHeading___Toc2304_1590653438"/><text:span text:style-name="T91">1 C</text:span>LON<text:span text:style-name="T90">E</text:span><text:bookmark-end text:name="__RefHeading___Toc2304_1590653438"/></text:h>
        <text:p text:style-name="Text_20_body">copies an existing Git repository. </text:p>
        <text:p text:style-name="Preformatted_20_Text"><text:span text:style-name="Source_20_Text"><text:span text:style-name="T94">$ git clone &lt;repo&gt; &lt;directory&gt;</text:span></text:span></text:p>
        <text:h text:style-name="P169" text:outline-level="1"><text:bookmark-start text:name="__RefHeading___Toc2763_1590653438"/><text:span text:style-name="Source_20_Text"><text:span text:style-name="T94">2 ADD</text:span></text:span><text:bookmark-end text:name="__RefHeading___Toc2763_1590653438"/></text:h>
        <text:p text:style-name="Text_20_body"><text:span text:style-name="T37">The Staging Area </text:span><text:span text:style-name="T109">is</text:span> a buffer between <text:s/>the working directory and the project history.</text:p>
        <text:p text:style-name="P104">The staging area is important (versus just committing in one step) because you often want to only add specific files at a time to a given commit.</text:p>
        <text:p text:style-name="P104"/>
        <text:p text:style-name="P88">The git add command adds a change in the <text:span text:style-name="T37">working directory</text:span> <text:span text:style-name="T39">→</text:span>to the <text:span text:style-name="T39">→</text:span> <text:span text:style-name="T37">staging area</text:span>. </text:p>
        <text:p text:style-name="P88">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05">However, git add doesn't really affect the repository in any significant way.</text:p>
            </table:table-cell>
            <table:table-cell table:style-name="Table10.B1" office:value-type="string">
              <text:p text:style-name="P105"><text:span text:style-name="T95">C</text:span>hanges are not actually recorded until you <text:span text:style-name="T137">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1"><text:span text:style-name="Source_20_Text">git add file.</text:span><text:span text:style-name="Source_20_Text"><text:span text:style-name="T96">blah<text:tab/> <text:s/></text:span></text:span></text:p>
            </table:table-cell>
            <table:table-cell table:style-name="Table14.B1" office:value-type="string">
              <text:p text:style-name="P51"><text:span text:style-name="Source_20_Text"><text:span text:style-name="T96">git add '*.txt'</text:span></text:span></text:p>
            </table:table-cell>
          </table:table-row>
          <table:table-row>
            <table:table-cell table:style-name="Table14.A2" table:number-columns-spanned="2" office:value-type="string">
              <text:p text:style-name="P50"><text:span text:style-name="Source_20_Text">git add </text:span><text:span text:style-name="Source_20_Text"><text:span text:style-name="T48">project_culo </text:span></text:span><text:span text:style-name="Source_20_Text"><text:span text:style-name="T105">(directory)</text:span></text:span></text:p>
            </table:table-cell>
            <table:covered-table-cell/>
          </table:table-row>
          <table:table-row>
            <table:table-cell table:style-name="Table14.A2" table:number-columns-spanned="2" office:value-type="string">
              <text:p text:style-name="P50"><text:span text:style-name="Source_20_Text"><text:span text:style-name="T106">git add file-name-1 file-name-2</text:span></text:span></text:p>
            </table:table-cell>
            <table:covered-table-cell/>
          </table:table-row>
        </table:table>
        <text:p text:style-name="Standard"><text:span text:style-name="T87">to </text:span>add all the project files to the repository <text:span text:style-name="T87">:</text:span></text:p>
        <text:p text:style-name="P33">$ git add -A</text:p>
        <text:h text:style-name="P164" text:outline-level="1"/>
        <text:h text:style-name="P176" text:outline-level="1"><text:bookmark-start text:name="__RefHeading___Toc2314_1590653438"/><text:span text:style-name="T91">3 C</text:span>OMMITT<text:bookmark-end text:name="__RefHeading___Toc2314_1590653438"/></text:h>
        <text:p text:style-name="Standard">if you have to use the word "<text:span text:style-name="T37">and</text:span>" in your commit message to describe multiple sets of changes, you probably waited too long</text:p>
        <text:p text:style-name="Standard"/>
        <text:p text:style-name="Standard">any files you have created or modified that you haven’t run <text:span text:style-name="Source_20_Text"><text:span text:style-name="T55">git add</text:span></text:span> on since you edited them – won’t go into this commit. <text:bookmark text:name="id-yyc7uGh6tVsx"/></text:p>
        <text:p text:style-name="Standard"><text:span text:style-name="Source_20_Text"><text:span text:style-name="T61">$ git commit</text:span></text:span></text:p>
        <text:p text:style-name="Standard">Doing so launches your editor of choice. (This is set by your shell’s <text:span text:style-name="Source_20_Text"><text:span text:style-name="T55">$EDITOR</text:span></text:span> <text:span text:style-name="T110">)</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55">commit</text:span></text:span> command by specifying it after a -m flag, like this:</text:p>
        <text:p text:style-name="Preformatted_20_Text"><text:span text:style-name="Source_20_Text">$</text:span> <text:span text:style-name="T37">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7"><text:s/></text:span><text:span text:style-name="Source_20_Text"><text:span text:style-name="T61">-a</text:span></text:span><text:span text:style-name="Source_20_Text"><text:span text:style-name="T55"> </text:span></text:span>flag <text:span text:style-name="T120">is</text:span> a shortcut for the (very common) case of committing all modifications to existing files (or files created using <text:span text:style-name="Source_20_Text"><text:span text:style-name="T55">git mv</text:span></text:span>, which don’t count as new files to Git)</text:p>
        <text:p text:style-name="Standard">Be careful about using the <text:span text:style-name="Source_20_Text"><text:span text:style-name="T55">-a </text:span></text:span>flag improperly; <text:span text:style-name="T37">if you have added any new files</text:span> to the project since the last commit, <text:span text:style-name="T37">you still have to tell Git</text:span> about them using <text:span text:style-name="Source_20_Text"><text:span text:style-name="T55">git add -A</text:span></text:span> <text:s/>first.</text:p>
        <text:h text:style-name="P148" text:outline-level="2"><text:bookmark-start text:name="__RefHeading___Toc2613_1590653438"/><text:span text:style-name="T34">l</text:span><text:span text:style-name="T31">og</text:span><text:bookmark-end text:name="__RefHeading___Toc2613_1590653438"/></text:h>
        <text:p text:style-name="P40"><text:span text:style-name="Source_20_Text"><text:span text:style-name="T29">$ </text:span></text:span><text:span text:style-name="Source_20_Text">git log</text:span> -<text:span text:style-name="T30">p -2</text:span></text:p>
        <table:table table:name="Table29" table:style-name="Table29">
          <table:table-column table:style-name="Table29.A"/>
          <table:table-column table:style-name="Table29.B"/>
          <table:table-row>
            <table:table-cell table:style-name="Table29.A1" office:value-type="string">
              <text:p text:style-name="P187">-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64">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40"><text:span text:style-name="T30"/></text:p>
        <table:table table:name="Table25" table:style-name="Table25">
          <table:table-column table:style-name="Table25.A"/>
          <table:table-row>
            <table:table-cell table:style-name="Table25.A1" office:value-type="string">
              <text:p text:style-name="P82">$ git <text:span text:style-name="T37">log</text:span> --<text:span text:style-name="T37">oneline</text:span> --<text:span text:style-name="T37">graph</text:span></text:p>
            </table:table-cell>
          </table:table-row>
        </table:table>
        <text:p text:style-name="Text_20_body"><text:span text:style-name="Source_20_Text"/></text:p>
        <text:p text:style-name="Text_20_body"><text:span text:style-name="Source_20_Text"><text:span text:style-name="T37">git reflog</text:span></text:span></text:p>
        <text:p text:style-name="Standard">Display<text:span text:style-name="T165">s</text:span> the local, chronological history of a repository.</text:p>
        <text:p text:style-name="P144"/>
        <text:h text:style-name="P149"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97">1) Separate subject from body with a blank line</text:p>
            </table:table-cell>
            <table:covered-table-cell/>
            <table:table-cell table:style-name="Table13.C1" office:value-type="string">
              <text:p text:style-name="P97">2) Limit the subject line to 50 characters</text:p>
            </table:table-cell>
          </table:table-row>
          <table:table-row>
            <table:table-cell table:style-name="Table13.A2" office:value-type="string">
              <text:p text:style-name="P97">3<text:span text:style-name="T141">) Capitalize the subject line</text:span></text:p>
            </table:table-cell>
            <table:table-cell table:style-name="Table13.B2" table:number-columns-spanned="2" office:value-type="string">
              <text:p text:style-name="P97">4) Do not end the subject line with a period</text:p>
            </table:table-cell>
            <table:covered-table-cell/>
          </table:table-row>
          <table:table-row>
            <table:table-cell table:style-name="Table13.A2" table:number-columns-spanned="2" office:value-type="string">
              <text:p text:style-name="P97">5) Use the imperative mood in the subject line</text:p>
            </table:table-cell>
            <table:covered-table-cell/>
            <table:table-cell table:style-name="Table13.B2" office:value-type="string">
              <text:p text:style-name="P97">6) Wrap the body at 72 characters</text:p>
            </table:table-cell>
          </table:table-row>
          <table:table-row>
            <table:table-cell table:style-name="Table13.B2" table:number-columns-spanned="3" office:value-type="string">
              <text:p text:style-name="P97">7) Use the body to explain what and why vs. how</text:p>
            </table:table-cell>
            <table:covered-table-cell/>
            <table:covered-table-cell/>
          </table:table-row>
        </table:table>
        <text:h text:style-name="P170" text:outline-level="1"><text:bookmark-start text:name="__RefHeading___Toc2478_1935865245"/>Tag<text:bookmark-end text:name="__RefHeading___Toc2478_1935865245"/></text:h>
        <text:p text:style-name="P24">Tags are convenient references to official releases and other significant milestones</text:p>
        <table:table table:name="Table20" table:style-name="Table20">
          <table:table-column table:style-name="Table20.A"/>
          <table:table-row>
            <table:table-cell table:style-name="Table20.A1" office:value-type="string">
              <text:p text:style-name="P77"><text:span text:style-name="Source_20_Text"><text:span text:style-name="T83">$ </text:span></text:span><text:span text:style-name="Source_20_Text"><text:span text:style-name="T81">git</text:span></text:span><text:span text:style-name="T81"> </text:span><text:span text:style-name="Source_20_Text"><text:span text:style-name="T47">tag</text:span></text:span><text:span text:style-name="T81"> </text:span><text:span text:style-name="Source_20_Text"><text:span text:style-name="T81">-a</text:span></text:span><text:span text:style-name="T81"> </text:span><text:span text:style-name="Source_20_Text"><text:span text:style-name="T81">v1.0</text:span></text:span><text:span text:style-name="T81"> </text:span><text:span text:style-name="Source_20_Text"><text:span text:style-name="T81">-m</text:span></text:span><text:span text:style-name="T81"> </text:span><text:span text:style-name="Source_20_Text"><text:span text:style-name="T81">"Stable version"</text:span></text:span></text:p>
            </table:table-cell>
          </table:table-row>
          <table:table-row>
            <table:table-cell table:style-name="Table20.A2" office:value-type="string">
              <text:p text:style-name="P77"><text:span text:style-name="Source_20_Text"><text:span text:style-name="T154">$ </text:span></text:span><text:span text:style-name="Source_20_Text"><text:span text:style-name="T153">git tag -a &lt;tag-name&gt; -m "&lt;description&gt;"</text:span></text:span></text:p>
            </table:table-cell>
          </table:table-row>
        </table:table>
        <text:p text:style-name="P23">the <text:span text:style-name="Source_20_Text">-a</text:span> flag tells Git to create an <text:span text:style-name="Strong_20_Emphasis">annotated tag</text:span></text:p>
        <text:p text:style-name="P22"/>
        <text:p text:style-name="P22">To view a list of existing tags, <text:span text:style-name="Source_20_Text">git tag</text:span></text:p>
        <text:p text:style-name="P21"/>
        <text:h text:style-name="P176" text:outline-level="1"><text:bookmark-start text:name="__RefHeading___Toc2322_1590653438"/><text:span text:style-name="T91">4 P</text:span>USH<text:bookmark-end text:name="__RefHeading___Toc2322_1590653438"/></text:h>
        <text:p text:style-name="P4">The name <text:span text:style-name="T115">of </text:span><text:span text:style-name="T32">the</text:span> <text:span text:style-name="T133">remote</text:span> <text:s text:c="3"/>is <text:span text:style-name="Source_20_Text"><text:span text:style-name="T63">origin</text:span></text:span> and the default <text:span text:style-name="T133">local branch</text:span> name is <text:span text:style-name="Source_20_Text"><text:span text:style-name="T61">master</text:span></text:span>. </text:p>
        <text:p text:style-name="Preformatted_20_Text"><text:span text:style-name="T116">$ </text:span>git push -u origin master</text:p>
        <text:p text:style-name="Preformatted_20_Text"/>
        <text:p text:style-name="P35">$ git push -u origin –-all</text:p>
        <text:p text:style-name="P35"/>
        <text:p text:style-name="P7">The <text:span text:style-name="Source_20_Text"><text:span text:style-name="T61">-u</text:span></text:span> tells Git to remember the parameters, <text:span text:style-name="T80">so that next time we can simply run </text:span></text:p>
        <text:p text:style-name="P12"><text:span text:style-name="Source_20_Text"><text:span text:style-name="T57">$ </text:span></text:span><text:span text:style-name="Source_20_Text"><text:span text:style-name="T56">git push</text:span></text:span></text:p>
        <text:h text:style-name="P150" text:outline-level="2"><text:bookmark-start text:name="__RefHeading___Toc6717_750884121"/>remote<text:span text:style-name="T134">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01">Remote repositories are <text:span text:style-name="T37">versions</text:span> of your project that are <text:span text:style-name="T37">hosted on the Internet</text:span> or network somewhere.</text:p>
            </table:table-cell>
            <table:table-cell table:style-name="Table6.B1" office:value-type="string">
              <text:p text:style-name="P101">You can have several of them, each of which generally is either read-only or read/write for you. </text:p>
            </table:table-cell>
          </table:table-row>
        </table:table>
        <text:h text:style-name="P159" text:outline-level="3"><text:bookmark-start text:name="__RefHeading___Toc3319_480306528"/>git remote<text:bookmark-end text:name="__RefHeading___Toc3319_480306528"/></text:h>
        <text:p text:style-name="P13"><text:span text:style-name="T128">l</text:span>ists the shortnames of each remote handle </text:p>
        <text:p text:style-name="P13">You can also specify <text:span text:style-name="Source_20_Text"><text:span text:style-name="T37">-v</text:span></text:span><text:span text:style-name="Source_20_Text"><text:span text:style-name="T76"> </text:span></text:span><text:span text:style-name="Source_20_Text"><text:span text:style-name="T77">(verbose)</text:span></text:span>, which shows you the URLs that Git has stored for the shortname to be used when reading and writing to that remote: <text:s text:c="3"/><text:span text:style-name="Source_20_Text"><text:span text:style-name="T16">$</text:span></text:span><text:span text:style-name="T16"> git </text:span><text:span text:style-name="T19">remote</text:span><text:span text:style-name="T16"> </text:span><text:span text:style-name="T19">-v</text:span></text:p>
        <text:h text:style-name="P160" text:outline-level="3"><text:bookmark-start text:name="__RefHeading___Toc6719_750884121"/>rename<text:bookmark-end text:name="__RefHeading___Toc6719_750884121"/></text:h>
        <text:p text:style-name="P53"><text:span text:style-name="Source_20_Text">$</text:span> git <text:span text:style-name="T37">remote</text:span> <text:span text:style-name="T37">rename</text:span> <text:span text:style-name="T129">oldname</text:span> <text:span text:style-name="T129">newname</text:span></text:p>
        <text:h text:style-name="P160" text:outline-level="3"><text:bookmark-start text:name="__RefHeading___Toc3329_480306528"/>delete<text:bookmark-end text:name="__RefHeading___Toc3329_480306528"/></text:h>
        <text:p text:style-name="P53"><text:span text:style-name="Source_20_Text"><text:span text:style-name="T64">$ git remote rm paul</text:span></text:span></text:p>
        <text:h text:style-name="P160" text:outline-level="3"><text:bookmark-start text:name="__RefHeading___Toc6721_750884121"/>add<text:bookmark-end text:name="__RefHeading___Toc6721_750884121"/></text:h>
        <text:p text:style-name="P14"><text:span text:style-name="T128">t</text:span>he <text:span text:style-name="Source_20_Text"><text:span text:style-name="T16">git </text:span></text:span><text:span text:style-name="Source_20_Text"><text:span text:style-name="T19">remote add</text:span></text:span><text:span text:style-name="T16"> </text:span>takes two arguments:</text:p>
        <text:p text:style-name="P121">-A remote name, for example, <text:span text:style-name="Source_20_Text"><text:span text:style-name="T16">origin</text:span></text:span> </text:p>
        <text:p text:style-name="P14">-A remote URL, for example, </text:p>
        <text:p text:style-name="P53"><text:s text:c="4"/><text:span text:style-name="Source_20_Text"><text:span text:style-name="T16">https://github.com/user/repo.git</text:span></text:span></text:p>
        <text:p text:style-name="P49"><text:s/></text:p>
        <text:p text:style-name="P14">For example:</text:p>
        <text:p text:style-name="P53">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2"/>
        <text:p text:style-name="P63">git remote add classic <text:span text:style-name="T139">git@github.com:Salomanuel/caliscoso.git</text:span></text:p>
        <text:h text:style-name="Heading_20_3" text:outline-level="3"><text:bookmark-start text:name="__RefHeading___Toc3323_480306528"/>fetch<text:bookmark-end text:name="__RefHeading___Toc3323_480306528"/></text:h>
        <text:p text:style-name="P52"><text:span text:style-name="Source_20_Text">$</text:span> git <text:span text:style-name="T37">fetch</text:span> <text:span text:style-name="Source_20_Text">[</text:span>remote-name<text:span text:style-name="Source_20_Text">]</text:span></text:p>
        <text:h text:style-name="P159" text:outline-level="3"><text:bookmark-start text:name="__RefHeading___Toc3325_480306528"/>push<text:bookmark-end text:name="__RefHeading___Toc3325_480306528"/></text:h>
        <text:p text:style-name="P52"><text:span text:style-name="Source_20_Text"><text:span text:style-name="T140">$ </text:span></text:span><text:span text:style-name="Source_20_Text"><text:span text:style-name="T139">git </text:span></text:span><text:span text:style-name="Source_20_Text"><text:span text:style-name="T50">push</text:span></text:span><text:span text:style-name="Source_20_Text"><text:span text:style-name="T139"> [remote-name] [branch-name]</text:span></text:span><text:span text:style-name="T139"> </text:span></text:p>
        <text:p text:style-name="P52"><text:span text:style-name="Source_20_Text"/></text:p>
        <text:p text:style-name="P52"><text:span text:style-name="Source_20_Text">$</text:span> <text:span text:style-name="T117">git push origin master</text:span> <text:span text:style-name="T150"><text:tab/>#</text:span><text:span text:style-name="T75">es1 </text:span></text:p>
        <text:p text:style-name="P52"><text:span text:style-name="T130">$ </text:span><text:span text:style-name="T118">git push -u origin --all </text:span></text:p>
        <text:p text:style-name="P101"># pushes the repo and its refs for the first time</text:p>
        <text:h text:style-name="Heading_20_2" text:outline-level="2"><text:bookmark-start text:name="__RefHeading___Toc6723_750884121"/>Github<text:bookmark-end text:name="__RefHeading___Toc6723_750884121"/></text:h>
        <text:p text:style-name="P17">create a repository for the project and on the command line do:</text:p>
        <text:p text:style-name="P59"><text:span text:style-name="T136">$ </text:span>remote add origin <text:span text:style-name="T136"><text:s text:c="2"/></text:span></text:p>
        <text:p text:style-name="P59"><text:s/>git@github.com:<text:span text:style-name="T135">Salomanuel</text:span>/<text:span text:style-name="T135">culo</text:span>.git</text:p>
        <text:p text:style-name="P58"><text:span text:style-name="T136">$ </text:span>git push -u origin master</text:p>
        <text:h text:style-name="Heading_20_2" text:outline-level="2"><text:bookmark-start text:name="__RefHeading___Toc6725_750884121"/>BitBucket<text:bookmark-end text:name="__RefHeading___Toc6725_750884121"/></text:h>
        <text:p text:style-name="P16">is like GitHub but more focused on private rep</text:p>
        <table:table table:name="Table5" table:style-name="Table5">
          <table:table-column table:style-name="Table5.A"/>
          <table:table-column table:style-name="Table5.B"/>
          <table:table-row>
            <table:table-cell table:style-name="Table5.A1" office:value-type="string">
              <text:p text:style-name="P102">GitHub offers unlimited free repositories (with collaboration) for open-source repositories while charging for private reps</text:p>
            </table:table-cell>
            <table:table-cell table:style-name="Table5.B1" office:value-type="string">
              <text:p text:style-name="P102">Bitbucket allows unlimited free private repos while charging for more than a certain number of collab.</text:p>
            </table:table-cell>
          </table:table-row>
        </table:table>
        <text:p text:style-name="P56"/>
        <text:p text:style-name="P59"><text:span text:style-name="T86">$ git remote add origin <text:s text:c="2"/>git@bitbucket.org:</text:span><text:span text:style-name="T84">Salomanuel</text:span><text:span text:style-name="T86">/</text:span><text:span text:style-name="T85">hello_app</text:span><text:span text:style-name="T86">.git</text:span></text:p>
        <text:p text:style-name="P57">$ git push -u origin --all <text:s text:c="2"/></text:p>
        <text:p text:style-name="P55"><text:s/># pushes up the repo and its refs for the first time</text:p>
        <text:h text:style-name="P171" text:outline-level="1"><text:bookmark-start text:name="__RefHeading___Toc3796_266876205"/>Pull<text:bookmark-end text:name="__RefHeading___Toc3796_266876205"/></text:h>
        <text:p text:style-name="P61"><text:span text:style-name="Source_20_Text">$ git </text:span><text:span text:style-name="Source_20_Text"><text:span text:style-name="T37">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72" text:outline-level="1"><text:bookmark-start text:name="__RefHeading___Toc3798_266876205"/>Diff<text:bookmark-end text:name="__RefHeading___Toc3798_266876205"/></text:h>
        <text:p text:style-name="P18"><text:span text:style-name="T103">to see </text:span><text:span text:style-name="T97">what is </text:span><text:span text:style-name="Source_20_Text"><text:span text:style-name="T70">different</text:span></text:span><text:span text:style-name="T97"> from our last commit </text:span></text:p>
        <text:p text:style-name="Preformatted_20_Text"><text:span text:style-name="T97"><text:tab/></text:span>$ git <text:span text:style-name="T37">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38">use </text:span>the <text:span text:style-name="Source_20_Text">--staged</text:span> option to see the changes you just staged</text:p>
            </table:table-cell>
          </table:table-row>
        </table:table>
        <text:p text:style-name="Preformatted_20_Text"/>
        <text:p text:style-name="Text_20_body"/>
        <text:h text:style-name="P173" text:outline-level="1"><text:bookmark-start text:name="__RefHeading___Toc2862_1590653438"/><text:soft-page-break/><text:span text:style-name="T112">5 </text:span><text:s/><text:span text:style-name="T112">S</text:span>TATUS<text:bookmark-end text:name="__RefHeading___Toc2862_1590653438"/></text:h>
        <text:p text:style-name="P15">It simply shows you what's been going on with <text:span text:style-name="Source_20_Text"><text:span text:style-name="T55">git</text:span></text:span><text:span text:style-name="Source_20_Text"> </text:span><text:span text:style-name="Source_20_Text"><text:span text:style-name="T16">add</text:span></text:span> and<text:span text:style-name="T16"> </text:span><text:span text:style-name="Source_20_Text"><text:span text:style-name="T16">git commit</text:span></text:span>. </text:p>
        <text:h text:style-name="P161" text:outline-level="3"><text:bookmark-start text:name="__RefHeading___Toc2864_1590653438"/>short form<text:bookmark-end text:name="__RefHeading___Toc2864_1590653438"/></text:h>
        <text:p text:style-name="P86"><text:span text:style-name="Source_20_Text"><text:span text:style-name="T37">$</text:span></text:span><text:span text:style-name="T37"> git status -s</text:span></text:p>
        <text:p text:style-name="P54">??<text:tab/>New files that aren’t tracked<text:tab/></text:p>
        <text:p text:style-name="P54"><text:span text:style-name="T36">A<text:tab/></text:span>new files that have been added <text:s/><text:tab/> to the staging area</text:p>
        <text:p text:style-name="P54"><text:span text:style-name="T36">M<text:tab/></text:span>modified files</text:p>
        <text:p text:style-name="P54"/>
        <text:p text:style-name="P54">the left column <text:span text:style-name="T36">=</text:span> the file is staged</text:p>
        <text:p text:style-name="P54">the right column <text:span text:style-name="T36">=</text:span> modified</text:p>
        <text:h text:style-name="Heading_20_1" text:outline-level="1"><text:bookmark-start text:name="__RefHeading___Toc3258_1590653438"/>5 git LOG<text:bookmark-end text:name="__RefHeading___Toc3258_1590653438"/></text:h>
        <text:p text:style-name="P90">displays committed snapshots. It lets you list the project history, filter it, and search for specific changes. </text:p>
        <text:p text:style-name="P99">If you get trapped with (END), quit with <text:span text:style-name="T24">q</text:span></text:p>
        <text:p text:style-name="P90"/>
        <table:table table:name="Table3" table:style-name="Table3">
          <table:table-column table:style-name="Table3.A"/>
          <table:table-column table:style-name="Table3.B"/>
          <table:table-row>
            <table:table-cell table:style-name="Table3.A1" office:value-type="string">
              <text:p text:style-name="P93"><text:span text:style-name="Source_20_Text"><text:span text:style-name="T19">git status</text:span></text:span> inspect<text:span text:style-name="T113">s</text:span></text:p>
              <text:p text:style-name="P91"><text:s/>the <text:span text:style-name="T37">working directory</text:span> and the <text:span text:style-name="T37">staging area</text:span></text:p>
            </table:table-cell>
            <table:table-cell table:style-name="Table3.B1" office:value-type="string">
              <text:p text:style-name="P93"><text:span text:style-name="Source_20_Text"><text:span text:style-name="T19">git log</text:span></text:span> only</text:p>
              <text:p text:style-name="P91"><text:s/>operates on the <text:span text:style-name="T37">committed history</text:span></text:p>
            </table:table-cell>
          </table:table-row>
        </table:table>
        <text:p text:style-name="Preformatted_20_Text"><text:span text:style-name="Source_20_Text"/></text:p>
        <text:p text:style-name="P76"><text:span text:style-name="Source_20_Text"><text:span text:style-name="T152">$ git log --</text:span></text:span><text:span text:style-name="Source_20_Text"><text:span text:style-name="T51">oneline</text:span></text:span><text:span text:style-name="Source_20_Text"><text:span text:style-name="T152"> blue.html</text:span></text:span></text:p>
        <text:p text:style-name="P139"><text:span text:style-name="Source_20_Text"/></text:p>
        <table:table table:name="Table12" table:style-name="Table12">
          <table:table-column table:style-name="Table12.A"/>
          <table:table-column table:style-name="Table12.B"/>
          <table:table-row>
            <table:table-cell table:style-name="Table12.A1" office:value-type="string">
              <text:p text:style-name="P67"><text:span text:style-name="Source_20_Text"><text:span text:style-name="T37">git log -n 3</text:span></text:span> </text:p>
              <text:p text:style-name="Standard">will display only 3 commits</text:p>
            </table:table-cell>
            <table:table-cell table:style-name="Table12.B1" table:number-rows-spanned="2" office:value-type="string">
              <text:p text:style-name="P107"><text:span text:style-name="Source_20_Text"><text:span text:style-name="T61">git log –stat</text:span></text:span><text:span text:style-name="Source_20_Text"><text:span text:style-name="T37"><text:tab/> </text:span></text:span></text:p>
              <text:p text:style-name="P107">Along with the ordinary <text:span text:style-name="Source_20_Text"><text:span text:style-name="T55">git log</text:span></text:span> info, include which files were altered and the relative number of lines that were added or deleted from each of them.<text:tab/></text:p>
            </table:table-cell>
          </table:table-row>
          <table:table-row>
            <table:table-cell table:style-name="Table12.A2" office:value-type="string">
              <text:p text:style-name="P65"><text:span text:style-name="Source_20_Text"><text:span text:style-name="T37">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106"><text:span text:style-name="Source_20_Text"><text:span text:style-name="T68">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37">git log &lt;file&gt;</text:p>
              <text:p text:style-name="P107">Only display commits that include the specified file. This is an easy way to see the history of a particular file. </text:p>
            </table:table-cell>
          </table:table-row>
          <table:table-row>
            <table:table-cell table:style-name="Table12.B3" table:number-columns-spanned="2" office:value-type="string">
              <text:p text:style-name="P36">git log --author="&lt;pattern&gt;"</text:p>
              <text:p text:style-name="Standard">Search for commits by a particular author. <text:s/><text:span text:style-name="Source_20_Text"><text:span text:style-name="T55">&lt;pattern&gt;</text:span></text:span> can be a plain string or a regular expression. <text:s text:c="4"/></text:p>
            </table:table-cell>
            <table:covered-table-cell/>
          </table:table-row>
          <table:table-row>
            <table:table-cell table:style-name="Table12.B3" table:number-columns-spanned="2" office:value-type="string">
              <text:p text:style-name="P106"><text:span text:style-name="Source_20_Text"><text:span text:style-name="T68">git log --grep="&lt;pattern&gt;"</text:span></text:span></text:p>
              <text:p text:style-name="Standard"><text:span text:style-name="T104">S</text:span><text:span text:style-name="T97">earch for commits with a commit message that matches </text:span><text:span text:style-name="Source_20_Text"><text:span text:style-name="T69">&lt;pattern&gt;,</text:span></text:span><text:span text:style-name="T97"> which can be a plain string or a regular expression.</text:span></text:p>
            </table:table-cell>
            <table:covered-table-cell/>
          </table:table-row>
          <table:table-row>
            <table:table-cell table:style-name="Table12.B3" table:number-columns-spanned="2" office:value-type="string">
              <text:p text:style-name="P36">git log &lt;since&gt;..&lt;until&gt;</text:p>
              <text:p text:style-name="Standard">Show only commits that occur between <text:span text:style-name="Source_20_Text"><text:span text:style-name="T55">&lt;since&gt;</text:span></text:span> and <text:span text:style-name="Source_20_Text"><text:span text:style-name="T55">&lt;until&gt;</text:span></text:span>. Both arguments can be either a commit ID, a branch name, <text:span text:style-name="Source_20_Text"><text:span text:style-name="T55">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36">git log --graph --decorate --oneline</text:p>
              <text:p text:style-name="Standard"><text:span text:style-name="Source_20_Text"><text:span text:style-name="T55">--graph</text:span></text:span> will draw a text based graph of the commits on the left hand side of the commit messages.</text:p>
              <text:p text:style-name="Standard"><text:span text:style-name="Source_20_Text"><text:span text:style-name="T69">--</text:span></text:span><text:span text:style-name="Source_20_Text"><text:span text:style-name="T55">decorate </text:span></text:span>adds the names of branches or tags of the commits that are shown. </text:p>
              <text:p text:style-name="Standard"><text:span text:style-name="Source_20_Text"><text:span text:style-name="T69">--oneline</text:span></text:span><text:span text:style-name="T97"> shows the commit information on a single line making it easier to browse through commits at-a-glance.</text:span></text:p>
            </table:table-cell>
            <table:covered-table-cell/>
          </table:table-row>
        </table:table>
        <text:p text:style-name="Preformatted_20_Text"/>
        <text:p text:style-name="Standard"><text:s/></text:p>
        <text:p text:style-name="P103"><text:span text:style-name="Source_20_Text"><text:span text:style-name="T68"/></text:span></text:p>
        <text:p text:style-name="P33"/>
        <text:p text:style-name="P68"/>
        <text:p text:style-name="Text_20_body"/>
        <text:p text:style-name="Preformatted_20_Text"/>
        <text:h text:style-name="P174" text:outline-level="1"><text:bookmark-start text:name="__RefHeading___Toc3260_1590653438"/><text:soft-page-break/><text:span text:style-name="T132">5 </text:span><text:bookmark text:name="git"/><text:span text:style-name="T132">branching</text:span><text:bookmark-end text:name="__RefHeading___Toc3260_1590653438"/></text:h>
        <text:p text:style-name="P108">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09"><text:span text:style-name="T97">is an easy way to “</text:span><text:span text:style-name="T37">load</text:span><text:span text:style-name="T97">” any of these saved snapshots.</text:span><text:span text:style-name="T107"> </text:span><text:span text:style-name="T114">It </text:span>serves three distinct functions,</text:p>
        <text:p text:style-name="P94"><text:s/>checking out </text:p>
        <table:table table:name="Table4" table:style-name="Table4">
          <table:table-column table:style-name="Table4.A" table:number-columns-repeated="3"/>
          <table:table-row>
            <table:table-cell table:style-name="Table4.A1" office:value-type="string">
              <text:p text:style-name="P34">files</text:p>
            </table:table-cell>
            <table:table-cell table:style-name="Table4.B1" office:value-type="string">
              <text:p text:style-name="P34">commits</text:p>
            </table:table-cell>
            <table:table-cell table:style-name="Table4.B1" office:value-type="string">
              <text:p text:style-name="P34">branches</text:p>
            </table:table-cell>
          </table:table-row>
        </table:table>
        <text:p text:style-name="P11"/>
        <table:table table:name="Table19" table:style-name="Table19">
          <table:table-column table:style-name="Table19.A"/>
          <table:table-row>
            <table:table-cell table:style-name="Table19.A1" office:value-type="string">
              <text:p text:style-name="P20"><text:span text:style-name="T37">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20"><text:s/><text:span text:style-name="T37">Checking out a file</text:span> lets you see an old version of that particular file, leaving the rest of your working directory untouched.</text:p>
            </table:table-cell>
          </table:table-row>
          <table:table-row>
            <table:table-cell table:style-name="Table19.A2" office:value-type="string">
              <text:p text:style-name="P72"><text:span text:style-name="Source_20_Text"><text:span text:style-name="T102">$ </text:span></text:span><text:span text:style-name="Source_20_Text"><text:span text:style-name="T97">git checkout </text:span></text:span><text:span text:style-name="Source_20_Text"><text:span text:style-name="T41">&lt;branch&gt;</text:span></text:span></text:p>
              <text:p text:style-name="P71"><text:span text:style-name="Source_20_Text"><text:span text:style-name="T102">$ </text:span></text:span><text:span text:style-name="Source_20_Text"><text:span text:style-name="T98">git checkout </text:span></text:span><text:span text:style-name="Source_20_Text"><text:span text:style-name="T42">&lt;commit&gt;</text:span></text:span></text:p>
              <text:p text:style-name="P74"><text:span text:style-name="Source_20_Text"><text:span text:style-name="T107">$ </text:span></text:span><text:span text:style-name="Source_20_Text"><text:span text:style-name="T98">git checkout </text:span></text:span><text:span text:style-name="Source_20_Text"><text:span text:style-name="T42">a1e8fb5</text:span></text:span></text:p>
              <text:p text:style-name="P72"><text:span text:style-name="Source_20_Text"><text:span text:style-name="T102">$ </text:span></text:span><text:span text:style-name="Source_20_Text"><text:span text:style-name="T97">git checkout</text:span></text:span><text:span text:style-name="Source_20_Text"><text:span text:style-name="T37"> &lt;commit&gt; &lt;file&gt;</text:span></text:span></text:p>
              <text:p text:style-name="P73"><text:span text:style-name="Source_20_Text"><text:span text:style-name="T107">$ </text:span></text:span><text:span text:style-name="Source_20_Text"><text:span text:style-name="T98">git checkout </text:span></text:span><text:span text:style-name="Source_20_Text"><text:span text:style-name="T42">a1e8fb5</text:span></text:span><text:span text:style-name="Source_20_Text"><text:span text:style-name="T98"> </text:span></text:span><text:span text:style-name="Source_20_Text"><text:span text:style-name="T42">hello.py</text:span></text:span></text:p>
            </table:table-cell>
          </table:table-row>
        </table:table>
        <text:p text:style-name="P83"/>
        <text:p text:style-name="P60"><text:span text:style-name="T97">$</text:span><text:span text:style-name="T37"> git checkout -b</text:span> <text:span text:style-name="T117">modify-README</text:span> </text:p>
        <text:p text:style-name="P96">does the following for you:</text:p>
        <table:table table:name="Table9" table:style-name="Table9">
          <table:table-column table:style-name="Table9.A"/>
          <table:table-column table:style-name="Table9.B"/>
          <table:table-row>
            <table:table-cell table:style-name="Table9.A1" office:value-type="string">
              <text:p text:style-name="P64">git branch <text:span text:style-name="T131">BLBLBL</text:span></text:p>
            </table:table-cell>
            <table:table-cell table:style-name="Table9.B1" office:value-type="string">
              <text:p text:style-name="P98">#create a new branch</text:p>
            </table:table-cell>
          </table:table-row>
          <table:table-row>
            <table:table-cell table:style-name="Table9.A2" office:value-type="string">
              <text:p text:style-name="P75">git checkout <text:span text:style-name="T131">BLBLBL</text:span> </text:p>
            </table:table-cell>
            <table:table-cell table:style-name="Table9.B2" office:value-type="string">
              <text:p text:style-name="P100"><text:span text:style-name="T97">#then switch</text:span><text:span text:style-name="T107">es</text:span><text:span text:style-name="T97"> to the </text:span><text:span text:style-name="T100">new </text:span><text:span text:style-name="T101">BLBLBL</text:span><text:span text:style-name="T100">branch</text:span></text:p>
            </table:table-cell>
          </table:table-row>
        </table:table>
        <text:h text:style-name="P151" text:outline-level="2"><text:bookmark-start text:name="__RefHeading___Toc2480_1935865245"/>compare<text:bookmark-end text:name="__RefHeading___Toc2480_1935865245"/></text:h>
        <text:p text:style-name="P81"><text:span text:style-name="Source_20_Text"><text:span text:style-name="T49">git diff mybranch master -- myfile.cs</text:span></text:span></text:p>
        <text:h text:style-name="P152" text:outline-level="2"><text:bookmark-start text:name="__RefHeading___Toc2165_610762345"/><text:span text:style-name="T37">branch</text:span><text:span text:style-name="T148">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25">to see all the local branches</text:p>
            </table:table-cell>
            <table:table-cell table:style-name="Table15.B1" office:value-type="string">
              <text:p text:style-name="P26">$ git branch</text:p>
            </table:table-cell>
          </table:table-row>
        </table:table>
        <text:h text:style-name="P152"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39">$ git checkout master</text:p>
              <text:p text:style-name="P81"><text:tab/>Switched to branch 'master'</text:p>
            </table:table-cell>
          </table:table-row>
          <table:table-row>
            <table:table-cell table:style-name="Table21.A2" office:value-type="string">
              <text:p text:style-name="P81">$ <text:span text:style-name="T37">git merge</text:span> <text:span text:style-name="T117">modify-README</text:span></text:p>
            </table:table-cell>
          </table:table-row>
          <table:table-row>
            <table:table-cell table:style-name="Table21.A2" office:value-type="string">
              <text:p text:style-name="P81"><text:span text:style-name="Source_20_Text"><text:span text:style-name="T151">$ </text:span></text:span><text:span text:style-name="Source_20_Text"><text:span text:style-name="T37">git merge origin/master</text:span></text:span></text:p>
            </table:table-cell>
          </table:table-row>
        </table:table>
        <text:h text:style-name="P152" text:outline-level="2"/>
        <text:h text:style-name="P157" text:outline-level="2"><text:bookmark-start text:name="__RefHeading___Toc1392_559895456"/>delet<text:span text:style-name="T121">e</text:span><text:bookmark-end text:name="__RefHeading___Toc1392_559895456"/></text:h>
        <text:p text:style-name="P115">after you’ve merged in the changes, you can tidy up your branches by deleting the topic branch :</text:p>
        <text:p text:style-name="P81">$ <text:span text:style-name="T37">git branch -d</text:span> <text:span text:style-name="T117">modify-README</text:span></text:p>
        <text:p text:style-name="P114"><text:span text:style-name="T99">the</text:span><text:span text:style-name="T44"> </text:span><text:span text:style-name="T19">-D </text:span>flag will delete the branch even though we haven’t merged in the changes.</text:p>
        <text:h text:style-name="P153" text:outline-level="2"><text:bookmark-start text:name="__RefHeading___Toc2108_3194843"/>Rename<text:bookmark-end text:name="__RefHeading___Toc2108_3194843"/></text:h>
        <table:table table:name="Table22" table:style-name="Table22">
          <table:table-column table:style-name="Table22.A"/>
          <table:table-row>
            <table:table-cell table:style-name="Table22.A1" office:value-type="string">
              <text:p text:style-name="P27">If it is your current branch just do</text:p>
              <text:p text:style-name="P39">git branch -m new_name</text:p>
            </table:table-cell>
          </table:table-row>
          <table:table-row>
            <table:table-cell table:style-name="Table22.A2" office:value-type="string">
              <text:p text:style-name="P27">If it is another branch you want to rename. </text:p>
              <text:p text:style-name="P39">git branch -m old_name new_name</text:p>
            </table:table-cell>
          </table:table-row>
          <table:table-row>
            <table:table-cell table:style-name="Table22.A2" office:value-type="string">
              <text:p text:style-name="P27">If your branch was pushed, then after renaming you need to delete it from the remote git and ask your new local to track a new remote branch.</text:p>
              <text:p text:style-name="P39">git push origin :old_name</text:p>
            </table:table-cell>
          </table:table-row>
        </table:table>
        <text:h text:style-name="P154" text:outline-level="2">HEAD</text:h>
        <text:p text:style-name="P31">two major purposes<text:span text:style-name="T163">, tells Git</text:span>: </text:p>
        <table:table table:name="Table28" table:style-name="Table28">
          <table:table-column table:style-name="Table28.A"/>
          <table:table-column table:style-name="Table28.B"/>
          <table:table-row>
            <table:table-cell table:style-name="Table28.A1" office:value-type="string">
              <text:p text:style-name="P31">which commit to take files from when you checkout</text:p>
            </table:table-cell>
            <table:table-cell table:style-name="Table28.B1" office:value-type="string">
              <text:p text:style-name="P31">where to put new commits when you commit</text:p>
            </table:table-cell>
          </table:table-row>
        </table:table>
        <text:p text:style-name="P31"/>
        <text:p text:style-name="P31">it 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31"/>
        <text:h text:style-name="P178" text:outline-level="1"><text:bookmark-start text:name="__RefHeading___Toc2484_1935865245"/>restore<text:bookmark-end text:name="__RefHeading___Toc2484_1935865245"/></text:h>
        <text:h text:style-name="P155" text:outline-level="2"><text:bookmark-start text:name="__RefHeading___Toc2112_3194843"/><text:span text:style-name="T27">1. </text:span><text:span text:style-name="T5">Checkout </text:span><text:bookmark-end text:name="__RefHeading___Toc2112_3194843"/></text:h>
        <text:p text:style-name="P111">to temporarily go back to it, fool around, then <text:span text:style-name="T81">come back to where you are, its better to switch to a new branch </text:span><text:span text:style-name="T72">(</text:span><text:span text:style-name="Source_20_Text"><text:span text:style-name="T72">This will detach your </text:span></text:span><text:span text:style-name="Source_20_Text"><text:span text:style-name="T18">HEAD</text:span></text:span><text:span text:style-name="Source_20_Text"><text:span text:style-name="T72">)</text:span></text:span></text:p>
        <table:table table:name="Table16" table:style-name="Table16">
          <table:table-column table:style-name="Table16.A"/>
          <table:table-row>
            <table:table-cell table:style-name="Table16.A1" office:value-type="string">
              <text:p text:style-name="P79">git checkout 2e17d679bb8e6a<text:span text:style-name="T144">blablabla</text:span></text:p>
            </table:table-cell>
          </table:table-row>
        </table:table>
        <text:p text:style-name="P111"><text:span text:style-name="Source_20_Text"><text:span text:style-name="T145">if you want to make commits while you're there</text:span></text:span></text:p>
        <table:table table:name="Table17" table:style-name="Table17">
          <table:table-column table:style-name="Table17.A"/>
          <table:table-row>
            <table:table-cell table:style-name="Table17.A1" office:value-type="string">
              <text:p text:style-name="P78">git checkout -b old-state 2e17d679bb</text:p>
            </table:table-cell>
          </table:table-row>
          <table:table-row>
            <table:table-cell table:style-name="Table17.A2" office:value-type="string">
              <text:p text:style-name="P38"><text:span text:style-name="T97">$ </text:span>git checkout <text:span text:style-name="T119">master</text:span> -f</text:p>
              <text:p text:style-name="P112">to <text:span text:style-name="T37">FORCE</text:span> the checkout (and ignore changes)</text:p>
            </table:table-cell>
          </table:table-row>
        </table:table>
        <text:p text:style-name="P117"><text:span text:style-name="Source_20_Text">git checkout</text:span> is about </text:p>
        <text:p text:style-name="P117"><text:span text:style-name="Strong_20_Emphasis">updating the working tree</text:span> (to the index or the specified tree). It will update the HEAD only if you checkout a branch (if not, you end up with a detached HEAD).</text:p>
        <text:h text:style-name="P155" text:outline-level="2"><text:bookmark-start text:name="__RefHeading___Toc2200_456348229"/><text:span text:style-name="Source_20_Text"><text:span text:style-name="T25">2. Hard-delete</text:span></text:span><text:bookmark-end text:name="__RefHeading___Toc2200_456348229"/></text:h>
        <text:p text:style-name="P111"><text:span text:style-name="T146">I</text:span>f you want to really get rid of everything you've done since then, simply reset:</text:p>
        <table:table table:name="Table18" table:style-name="Table18">
          <table:table-column table:style-name="Table18.A"/>
          <table:table-row>
            <table:table-cell table:style-name="Table18.A1" office:value-type="string">
              <text:p text:style-name="P79"><text:span text:style-name="Source_20_Text">git reset --hard 2e17d679bb8e6a</text:span><text:span text:style-name="Source_20_Text"><text:span text:style-name="T144">blabl</text:span></text:span></text:p>
            </table:table-cell>
          </table:table-row>
        </table:table>
        <table:table table:name="Table23" table:style-name="Table23">
          <table:table-column table:style-name="Table23.A"/>
          <table:table-column table:style-name="Table23.B"/>
          <table:table-column table:style-name="Table23.C"/>
          <table:table-row>
            <table:table-cell table:style-name="Table23.A1" table:number-columns-spanned="2" office:value-type="string">
              <text:p text:style-name="P80"><text:span text:style-name="Source_20_Text"><text:span text:style-name="T65">git checkout HEAD </text:span></text:span><text:span text:style-name="Source_20_Text"><text:span text:style-name="T66">uoo.a</text:span></text:span></text:p>
            </table:table-cell>
            <table:covered-table-cell/>
            <table:table-cell table:style-name="Table23.A1" office:value-type="string">
              <text:p text:style-name="Standard"><text:span text:style-name="Source_20_Text"><text:span text:style-name="T61">git reset SHA</text:span></text:span> </text:p>
            </table:table-cell>
          </table:table-row>
          <table:table-row>
            <table:table-cell table:style-name="Table23.A2" table:number-columns-spanned="2" office:value-type="string">
              <text:p text:style-name="P124"><text:span text:style-name="T149">d</text:span>iscards<text:span text:style-name="T149"> </text:span>changes in the working directory</text:p>
            </table:table-cell>
            <table:covered-table-cell/>
            <table:table-cell table:style-name="Table23.C3" table:number-rows-spanned="2" office:value-type="string">
              <text:p text:style-name="P122"><text:span text:style-name="T149">u</text:span>nstages file<text:span text:style-name="T149"> </text:span>changes in the staging area</text:p>
            </table:table-cell>
          </table:table-row>
          <table:table-row>
            <table:table-cell table:style-name="Table23.A3" table:number-columns-spanned="2" office:value-type="string">
              <text:p text:style-name="P123"><text:span text:style-name="Source_20_Text"><text:span text:style-name="T61">git reset HEAD </text:span></text:span><text:span text:style-name="Source_20_Text"><text:span text:style-name="T67">uoo.a</text:span></text:span></text:p>
            </table:table-cell>
            <table:covered-table-cell/>
            <table:covered-table-cell/>
          </table:table-row>
          <table:table-row>
            <table:table-cell table:style-name="Table23.A4" table:number-columns-spanned="3" office:value-type="string">
              <text:p text:style-name="P113">Reset <text:span text:style-name="Emphasis">tracked</text:span> files to the most recent commit</text:p>
            </table:table-cell>
            <table:covered-table-cell/>
            <table:covered-table-cell/>
          </table:table-row>
          <table:table-row>
            <table:table-cell table:style-name="Table23.A5" office:value-type="string">
              <text:p text:style-name="P66"><text:span text:style-name="Source_20_Text"><text:span text:style-name="T37">git</text:span></text:span><text:span text:style-name="T37"> </text:span><text:span text:style-name="Source_20_Text"><text:span text:style-name="T37">clean</text:span></text:span><text:span text:style-name="T37"> </text:span><text:span text:style-name="Source_20_Text"><text:span text:style-name="T37">-f</text:span></text:span></text:p>
            </table:table-cell>
            <table:table-cell table:style-name="Table23.B5" table:number-columns-spanned="2" office:value-type="string">
              <text:p text:style-name="Standard">remove<text:span text:style-name="T156">s</text:span> all <text:span text:style-name="Emphasis">untracked</text:span> files</text:p>
            </table:table-cell>
            <table:covered-table-cell/>
          </table:table-row>
        </table:table>
        <text:p text:style-name="P69">$ g<text:span text:style-name="T147">it reset --hard</text:span></text:p>
        <text:p text:style-name="Standard"><text:span text:style-name="Source_20_Text">git reset</text:span> only operates on the working directory and the staging area</text:p>
        <text:h text:style-name="P155" text:outline-level="2"><text:bookmark-start text:name="__RefHeading___Toc2202_456348229"/><text:span text:style-name="T5">3. </text:span><text:span text:style-name="T26">R</text:span><text:span text:style-name="T5">evert</text:span><text:bookmark-end text:name="__RefHeading___Toc2202_456348229"/></text:h>
        <text:p text:style-name="P110">if you've published the work, you probably don't want to reset the branch, since that's effectively rewriting history</text:p>
        <text:p text:style-name="P111"><text:span text:style-name="T52">that means </text:span><text:span text:style-name="T49">creat</text:span><text:span text:style-name="T52">ing</text:span><text:span text:style-name="T49"> a commit with the reverse patch to cancel it out</text:span></text:p>
        <text:h text:style-name="P166" text:outline-level="1"/>
        <text:h text:style-name="P183" text:outline-level="1"/>
        <text:h text:style-name="P179" text:outline-level="1"><text:bookmark-start text:name="__RefHeading___Toc2486_1935865245"/>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19"><draw:image xlink:href="Pictures/10000201000001CC000000DCF3F405B2EFC8D998.png" xlink:type="simple" xlink:show="embed" xlink:actuate="onLoad"/></draw:frame></text:p>
            </table:table-cell>
            <table:covered-table-cell/>
            <table:covered-table-cell/>
          </table:table-row>
          <table:table-row>
            <table:table-cell table:style-name="Table24.A4" office:value-type="string">
              <text:p text:style-name="P84"><text:span text:style-name="Source_20_Text">git</text:span> <text:span text:style-name="Source_20_Text">checkout</text:span> <text:span text:style-name="Source_20_Text">about</text:span></text:p>
              <text:p text:style-name="P84"><text:span text:style-name="Source_20_Text">git</text:span> <text:span text:style-name="Source_20_Text">rebase</text:span> <text:span text:style-name="Source_20_Text">master</text:span></text:p>
              <text:p text:style-name="P84"><text:span text:style-name="Source_20_Text">git</text:span> <text:span text:style-name="Source_20_Text">log</text:span> <text:span text:style-name="Source_20_Text">--oneline</text:span></text:p>
            </table:table-cell>
            <table:table-cell table:style-name="Table24.A1" table:number-columns-spanned="2" office:value-type="string">
              <text:p text:style-name="P92"><text:span text:style-name="T161">it </text:span>requires<text:span text:style-name="T157">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37">-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37">interactive</text:span> rebase<text:span text:style-name="T159">: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37">pick</text:span></text:span> <text:span text:style-name="Source_20_Text">5cf316e</text:span> Add empty page in about </text:p>
              <text:p text:style-name="Preformatted_20_Text"><text:span text:style-name="Source_20_Text"><text:span text:style-name="T37">squash</text:span></text:span> <text:span text:style-name="Source_20_Text">964e013</text:span> Add contents to about </text:p>
              <text:p text:style-name="Preformatted_20_Text"><text:span text:style-name="Source_20_Text"><text:span text:style-name="T37">pick</text:span></text:span> <text:span text:style-name="Source_20_Text">89db9ab</text:span> Add HTML page for bio</text:p>
              <text:p text:style-name="Preformatted_20_Text"><text:span text:style-name="Source_20_Text"><text:span text:style-name="T37">squash</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60">--</text:span><text:span text:style-name="Source_20_Text"><text:span text:style-name="T37">abort</text:span></text:span> to abandon it and start over </text:p>
            </table:table-cell>
            <table:covered-table-cell/>
            <table:covered-table-cell/>
          </table:table-row>
          <table:table-row>
            <table:table-cell table:style-name="Table24.A4" table:number-columns-spanned="2" office:value-type="string">
              <text:p text:style-name="P185"><text:span text:style-name="Source_20_Text"><text:span text:style-name="T97">git</text:span></text:span><text:span text:style-name="T97"> </text:span><text:span text:style-name="Source_20_Text"><text:span text:style-name="T97">rebase</text:span></text:span><text:span text:style-name="T97"> </text:span><text:span text:style-name="Source_20_Text">--continue</text:span></text:p>
            </table:table-cell>
            <table:covered-table-cell/>
            <table:table-cell table:style-name="Table24.A1" office:value-type="string">
              <text:p text:style-name="P143">to finish </text:p>
            </table:table-cell>
          </table:table-row>
        </table:table>
        <text:p text:style-name="Standard"><text:bookmark-start text:name="__RefHeading___Toc18081_1935865245"/><text:s/><text:bookmark-end text:name="__RefHeading___Toc18081_1935865245"/></text:p>
        <text:h text:style-name="P158"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8"><text:span text:style-name="Source_20_Text"><text:span text:style-name="T60">git rebase -i master</text:span></text:span></text:p>
              <text:p text:style-name="P85"><text:span text:style-name="Source_20_Text">git</text:span> <text:span text:style-name="Source_20_Text"><text:span text:style-name="T37">reset</text:span></text:span><text:span text:style-name="T37"> </text:span><text:span text:style-name="Source_20_Text"><text:span text:style-name="T37">--mixed</text:span></text:span><text:span text:style-name="T37"> </text:span><text:span text:style-name="Source_20_Text"><text:span text:style-name="T37">HEAD~1</text:span></text:span></text:p>
            </table:table-cell>
          </table:table-row>
        </table:table>
        <text:p text:style-name="Preformatted_20_Text"><text:span text:style-name="Source_20_Text"/></text:p>
        <text:p text:style-name="P29"><text:span text:style-name="Source_20_Text">git </text:span><text:span text:style-name="Source_20_Text"><text:span text:style-name="T37">reset</text:span></text:span> moves the checked out snapshot to a new commit, </text:p>
        <text:p text:style-name="P29"><text:span text:style-name="Source_20_Text"><text:span text:style-name="T37">HEAD~1</text:span></text:span> tells it to reset to the commit that occurs immediately before the current <text:span text:style-name="Source_20_Text">HEAD</text:span></text:p>
        <text:h text:style-name="P162" text:outline-level="3"><text:bookmark-start text:name="__RefHeading___Toc20736_1935865245"/>reset<text:bookmark-end text:name="__RefHeading___Toc20736_1935865245"/></text:h>
        <text:p text:style-name="Standard"><text:span text:style-name="Source_20_Text"><text:span text:style-name="T37">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30"/>
            </table:table-cell>
          </table:table-row>
          <table:table-row>
            <table:table-cell table:style-name="Table27.A2" table:number-columns-spanned="2" office:value-type="string">
              <text:p text:style-name="P146">Move<text:span text:style-name="T166">s</text:span> the <text:span text:style-name="Source_20_Text">HEAD</text:span> backward<text:span text:style-name="T166">s</text:span>, and change<text:span text:style-name="T166">s</text:span> the working directory to match.</text:p>
              <text:p text:style-name="P30"><text:span text:style-name="T53">changes</text:span> the <text:span text:style-name="T37">working directory</text:span> <text:span text:style-name="T165">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146">Move<text:span text:style-name="T166">s</text:span> the <text:span text:style-name="Source_20_Text">HEAD</text:span> backward<text:span text:style-name="T166">s</text:span>, but <text:span text:style-name="T166">doesn't</text:span> change the working directory.</text:p>
              <text:p text:style-name="P30"><text:span text:style-name="T37">preserve</text:span><text:span text:style-name="T54">s</text:span> the <text:span text:style-name="T37">working directory</text:span>, which contains the changes we want to separate.</text:p>
              <text:p text:style-name="P30"><text:span text:style-name="T162">T</text:span>he <text:span text:style-name="Source_20_Text">HEAD</text:span> moved, but the working directory remained unchanged. <text:span text:style-name="T162">T</text:span>his results in a repository with <text:span text:style-name="T37">uncommitted modifications</text:span></text:p>
            </table:table-cell>
            <table:covered-table-cell/>
          </table:table-row>
          <table:table-row>
            <table:table-cell table:style-name="Table27.A2" table:number-columns-spanned="2" office:value-type="string">
              <text:p text:style-name="P184"><text:span text:style-name="Source_20_Text"><text:span text:style-name="T97">git reset --hard HEAD~1</text:span></text:span></text:p>
            </table:table-cell>
            <table:covered-table-cell/>
          </table:table-row>
        </table:table>
        <text:p text:style-name="Text_20_body"/>
        <text:h text:style-name="P145" text:outline-level="1"/>
        <text:h text:style-name="P180" text:outline-level="1"><text:bookmark-start text:name="__RefHeading___Toc1827_1132370652"/><text:span text:style-name="T113">6 </text:span>Removing Files<text:bookmark-end text:name="__RefHeading___Toc1827_1132370652"/></text:h>
        <text:p text:style-name="Preformatted_20_Text"><text:span text:style-name="Source_20_Text"><text:span text:style-name="T59">$ </text:span></text:span><text:span text:style-name="Source_20_Text"><text:span text:style-name="T61">git rm</text:span></text:span><text:span text:style-name="Source_20_Text"><text:span text:style-name="T55">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55">git</text:span></text:span><text:span text:style-name="Source_20_Text"> </text:span><text:span text:style-name="Source_20_Text"><text:span text:style-name="T55">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55">git</text:span></text:span><text:span text:style-name="Source_20_Text"> </text:span><text:span text:style-name="Source_20_Text"><text:span text:style-name="T55">status</text:span></text:span> output.</text:p>
        <text:h text:style-name="Heading_20_1" text:outline-level="1"><text:bookmark-start text:name="__RefHeading___Toc2312_1590653438"/><text:span text:style-name="T112">6 </text:span>Ignoring Files<text:bookmark-end text:name="__RefHeading___Toc2312_1590653438"/></text:h>
        <text:p text:style-name="P19">You have to creat<text:span text:style-name="T142">e</text:span> a file named <text:span text:style-name="T16">.gitignore</text:span></text:p>
        <table:table table:name="Table7" table:style-name="Table7">
          <table:table-column table:style-name="Table7.A"/>
          <table:table-column table:style-name="Table7.B"/>
          <table:table-row>
            <table:table-cell table:style-name="Table7.A1" office:value-type="string">
              <text:p text:style-name="P70"><text:span text:style-name="Source_20_Text"><text:span text:style-name="T79">(cat is concatenate)</text:span></text:span></text:p>
              <text:p text:style-name="P46"><text:span text:style-name="Source_20_Text">$</text:span> cat .gitignore</text:p>
              <text:p text:style-name="P46"><text:span text:style-name="Source_20_Text">*.[oa]</text:span></text:p>
              <text:p text:style-name="P95">*~</text:p>
            </table:table-cell>
            <table:table-cell table:style-name="Table7.B1" office:value-type="string">
              <text:p text:style-name="P9">The first line tells Git to ignore any files ending in “<text:span text:style-name="T17">.o</text:span>” or “<text:span text:style-name="T17">.a</text:span>”</text:p>
            </table:table-cell>
          </table:table-row>
        </table:table>
        <text:p text:style-name="P6">The second line tells Git to ignore all files that end with a tilde (<text:span text:style-name="Source_20_Text"><text:span text:style-name="T17">~</text:span></text:span>), which is used by many text editors to mark temporary files. </text:p>
        <text:p text:style-name="P6">Setting up a <text:span text:style-name="Source_20_Text"><text:span text:style-name="T37">.</text:span></text:span><text:span text:style-name="Source_20_Text"><text:span text:style-name="T22">gitignore</text:span></text:span><text:span text:style-name="T37"> file</text:span> before you get going is generally a good idea.</text:p>
        <text:p text:style-name="P6">The rules for the patterns you can put in the <text:span text:style-name="Source_20_Text">.</text:span><text:span text:style-name="Source_20_Text"><text:span text:style-name="T17">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20"><text:span text:style-name="T71">-patterns </text:span><text:span text:style-name="T143">starting </text:span><text:span text:style-name="T71">with </text:span><text:span text:style-name="Source_20_Text"><text:span text:style-name="T71">/</text:span></text:span><text:span text:style-name="T71"> avoid recursivity</text:span></text:p>
            </table:table-cell>
            <table:table-cell table:style-name="Table8.B1" table:number-columns-spanned="2" office:value-type="string">
              <text:p text:style-name="P119"><text:span text:style-name="Source_20_Text"><text:span text:style-name="T72">-Standard glob patterns work</text:span></text:span></text:p>
            </table:table-cell>
            <table:covered-table-cell/>
          </table:table-row>
          <table:table-row>
            <table:table-cell table:style-name="Table8.A2" table:number-columns-spanned="2" office:value-type="string">
              <text:p text:style-name="P119"><text:span text:style-name="Source_20_Text"><text:span text:style-name="T71">-patterns </text:span></text:span><text:span text:style-name="Source_20_Text"><text:span text:style-name="T78">ending </text:span></text:span><text:span text:style-name="Source_20_Text"><text:span text:style-name="T71">with / to specify a dir</text:span></text:span></text:p>
            </table:table-cell>
            <table:covered-table-cell/>
            <table:table-cell table:style-name="Table8.C2" office:value-type="string">
              <text:p text:style-name="P118">-negate a pattern by starting it with an <text:span text:style-name="Source_20_Text"><text:span text:style-name="T71">!</text:span></text:span></text:p>
            </table:table-cell>
          </table:table-row>
          <table:table-row>
            <table:table-cell table:style-name="Table8.C2" table:number-columns-spanned="3" office:value-type="string">
              <text:p text:style-name="P119"><text:span text:style-name="Source_20_Text"><text:span text:style-name="T72">-</text:span></text:span><text:span text:style-name="Source_20_Text"><text:span text:style-name="T74">b</text:span></text:span><text:span text:style-name="Source_20_Text"><text:span text:style-name="T72">lank lines </text:span></text:span><text:span text:style-name="Source_20_Text"><text:span text:style-name="T73">or </text:span></text:span><text:span text:style-name="Source_20_Text"><text:span text:style-name="T72">lines starting with # are ignored</text:span></text:span></text:p>
            </table:table-cell>
            <table:covered-table-cell/>
            <table:covered-table-cell/>
          </table:table-row>
        </table:table>
        <text:h text:style-name="P167" text:outline-level="1"/>
        <text:h text:style-name="P181" text:outline-level="1"><text:bookmark-start text:name="__RefHeading___Toc2765_1590653438"/><text:span text:style-name="T112">9 </text:span>config<text:bookmark-end text:name="__RefHeading___Toc2765_1590653438"/></text:h>
        <text:p text:style-name="Text_20_body"><text:span text:style-name="Source_20_Text"><text:span text:style-name="T37">git config --list</text:span></text:span></text:p>
        <text:p text:style-name="Text_20_body">to see the settings</text:p>
        <text:p text:style-name="P41">git config --<text:span text:style-name="T37">global</text:span> <text:span text:style-name="T37">user</text:span>.name </text:p>
        <text:p text:style-name="Preformatted_20_Text">git config user.<text:span text:style-name="T37">name</text:span> &lt;name&gt;</text:p>
        <text:p text:style-name="Preformatted_20_Text">git config user.<text:span text:style-name="T37">email</text:span> &lt;email&gt;</text:p>
        <text:p text:style-name="Preformatted_20_Text"><text:span text:style-name="Source_20_Text">git config --global core.</text:span><text:span text:style-name="Source_20_Text"><text:span text:style-name="T37">edito</text:span></text:span><text:span text:style-name="Source_20_Text"><text:span text:style-name="T40">r</text:span></text:span></text:p>
        <text:p text:style-name="Preformatted_20_Text">git config --global --<text:span text:style-name="T37">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163" text:outline-level="3"><text:bookmark-start text:name="__RefHeading___Toc2488_1935865245"/>alias<text:bookmark-end text:name="__RefHeading___Toc2488_1935865245"/></text:h>
        <text:p text:style-name="Preformatted_20_Text">git config --global alias.lg "log --graph <text:span text:style-name="T158">--oneline</text:span>"</text:p>
        <text:h text:style-name="Heading_20_3" text:outline-level="3"><text:bookmark-start text:name="__RefHeading___Toc2851_1590653438"/>sublime <text:span text:style-name="T111">as </text:span>editor<text:bookmark-end text:name="__RefHeading___Toc2851_1590653438"/></text:h>
        <text:p text:style-name="Preformatted_20_Text"><text:span text:style-name="Source_20_Text"><text:span text:style-name="T155">git config --global core.editor "subl -n -w"</text:span></text:span></text:p>
        <text:p text:style-name="Standard">Now running <text:span text:style-name="Source_20_Text"><text:span text:style-name="T16">git commit</text:span></text:span> in Terminal will launch Sublime Text 3 app (<text:span text:style-name="Source_20_Text"><text:span text:style-name="T16">subl</text:span></text:span>) in a new window (<text:span text:style-name="Source_20_Text"><text:span text:style-name="T16">-n</text:span></text:span>), and the command line will wait (<text:span text:style-name="Source_20_Text"><text:span text:style-name="T16">-w</text:span></text:span>) until the commit message is saved. </text:p>
        <text:h text:style-name="P175" text:outline-level="1"><text:bookmark-start text:name="__RefHeading___Toc1394_559895456"/>Heroku<text:bookmark-end text:name="__RefHeading___Toc1394_559895456"/></text:h>
        <text:p text:style-name="P8">for deploying rails apps </text:p>
        <text:p text:style-name="Preformatted_20_Text"><text:span text:style-name="T122">$ </text:span>heroku <text:span text:style-name="T37">version</text:span></text:p>
        <text:p text:style-name="P42"/>
        <text:p text:style-name="P44">$ heroku <text:span text:style-name="T37">create</text:span></text:p>
        <text:p text:style-name="P44"/>
        <text:p text:style-name="P43">$ git <text:tab/><text:span text:style-name="T37">push</text:span> heroku master<text:tab/></text:p>
        <text:p text:style-name="P48">$ heroku run rake <text:span text:style-name="T37">db:migrate</text:span></text:p>
        <text:p text:style-name="P42"/>
        <text:p text:style-name="P45">$ heroku <text:span text:style-name="T37">open</text:span></text:p>
        <text:p text:style-name="P42"/>
        <text:p text:style-name="P47">$ heroku <text:span text:style-name="T37">rename</text:span> rails-t-hello-manuel</text:p>
        <text:p text:style-name="P47"/>
        <text:p text:style-name="Preformatted_20_Text">$ heroku <text:span text:style-name="T37">logs</text:span></text:p>
        <text:p text:style-name="P33"/>
        <text:h text:style-name="P164" text:outline-level="1"/>
        <text:h text:style-name="P176"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81">-open the command palette with </text:span><text:span text:style-name="Source_20_Text"><text:span text:style-name="T58">Ctrl+Shift+P</text:span></text:span></text:p>
        <text:p text:style-name="Standard">-find the <text:span text:style-name="T17">Git: Init </text:span><text:span text:style-name="T28">command.</text:span></text:p>
        <text:p text:style-name="Standard"><text:span text:style-name="T28"><text:tab/><text:tab/><text:tab/>Try</text:span> just typing <text:span text:style-name="Source_20_Text"><text:span text:style-name="T17">ginit</text:span></text:span>.</text:p>
        <text:p text:style-name="Standard">Another way to initialize a repository is to just start using the <text:span text:style-name="Source_20_Text"><text:span text:style-name="T55">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55">Git: Status</text:span></text:span> command.</text:p>
        <text:p text:style-name="List_20_Heading"><text:span text:style-name="Strong_20_Emphasis">Local</text:span> </text:p>
        <text:p text:style-name="P125">Information on our current branch (master), and the location of our repository (~/Desktop/djangotut) </text:p>
        <text:p text:style-name="List_20_Heading"><text:span text:style-name="Strong_20_Emphasis">Head</text:span> </text:p>
        <text:p text:style-name="P126">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27">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3">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49d609"/>
    </style:style>
    <style:style style:name="MT14"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2"><draw:image xlink:href="Pictures/100002010000038E0000017C8EB773FDE6FD654C.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1</text:span><text:span text:style-name="MT14"> </text:span><text:span text:style-name="MT11"><text:tab/></text:span><text:span text:style-name="MT11"><text:page-number text:select-page="current">12</text:page-number></text:span><text:span text:style-name="MT11">/</text:span><text:span text:style-name="MT11"><text:page-count>1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13T16:26:21.850180078</dc:date>
    <meta:editing-duration>P7DT16H20M48S</meta:editing-duration>
    <meta:editing-cycles>312</meta:editing-cycles>
    <meta:generator>LibreOffice/5.1.4.2$Linux_X86_64 LibreOffice_project/10m0$Build-2</meta:generator>
    <meta:document-statistic meta:table-count="29" meta:image-count="4" meta:object-count="0" meta:page-count="12" meta:paragraph-count="399" meta:word-count="3090" meta:character-count="17067" meta:non-whitespace-character-count="14243"/>
  </office:meta>
</office:document-meta>
</file>